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854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3665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3.1898in"/>
    </style:style>
    <style:style style:name="co7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3.7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2dcontex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2dcontext</text:p>
          </table:table-cell>
          <table:table-cell office:value-type="float" office:value="20170927181815">
            <text:p>20170927181815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3d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3ds</text:p>
          </table:table-cell>
          <table:table-cell office:value-type="float" office:value="20200915031100">
            <text:p>20200915031100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a11y-discov-voca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11y-discov-vocab</text:p>
          </table:table-cell>
          <table:table-cell office:value-type="float" office:value="20220901175047">
            <text:p>20220901175047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a11y-requ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11y-request</text:p>
          </table:table-cell>
          <table:table-cell office:value-type="string">
            <text:p>issues</text:p>
          </table:table-cell>
          <table:table-cell office:value-type="float" office:value="20231019114942">
            <text:p>20231019114942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11y-re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11y-review</text:p>
          </table:table-cell>
          <table:table-cell office:value-type="float" office:value="20200916121309">
            <text:p>20200916121309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a11yslacke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11yslackers</text:p>
          </table:table-cell>
          <table:table-cell office:value-type="float" office:value="20160127124548">
            <text:p>20160127124548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aac-regist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ac-registry</text:p>
          </table:table-cell>
          <table:table-cell office:value-type="float" office:value="20231017211605">
            <text:p>20231017211605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ab-publi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b-public</text:p>
          </table:table-cell>
          <table:table-cell office:value-type="float" office:value="20230107114151">
            <text:p>20230107114151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accelerome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ccelerometer</text:p>
          </table:table-cell>
          <table:table-cell office:value-type="float" office:value="20170714035726">
            <text:p>201707140357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ccessibility-intr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ccessibility-intro</text:p>
          </table:table-cell>
          <table:table-cell office:value-type="float" office:value="20170820005357">
            <text:p>201708200053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ccnam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ccname</text:p>
          </table:table-cell>
          <table:table-cell office:value-type="float" office:value="20180617170442">
            <text:p>201806171704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ctivitypu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ctivitypub</text:p>
          </table:table-cell>
          <table:table-cell office:value-type="float" office:value="20170713071636">
            <text:p>201707130716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ctivitystream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ctivitystreams</text:p>
          </table:table-cell>
          <table:table-cell office:value-type="float" office:value="20170214161754">
            <text:p>201702141617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ctivitystreams-test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ctivitystreams-testing</text:p>
          </table:table-cell>
          <table:table-cell office:value-type="float" office:value="20180611021808">
            <text:p>201806110218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ap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dapt</text:p>
          </table:table-cell>
          <table:table-cell office:value-type="float" office:value="20220725172712">
            <text:p>202207251727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dp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dpt</text:p>
          </table:table-cell>
          <table:table-cell office:value-type="float" office:value="20201122041135">
            <text:p>202011220411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fr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frlreq</text:p>
          </table:table-cell>
          <table:table-cell office:value-type="float" office:value="20200910164450">
            <text:p>202009101644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gendabo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gendabot</text:p>
          </table:table-cell>
          <table:table-cell office:value-type="float" office:value="20221220201742">
            <text:p>202212202017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lreq</text:p>
          </table:table-cell>
          <table:table-cell office:value-type="float" office:value="20170716030353">
            <text:p>201707160303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t-techniqu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lt-techniques</text:p>
          </table:table-cell>
          <table:table-cell office:value-type="float" office:value="20180611013644">
            <text:p>201806110136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may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maya</text:p>
          </table:table-cell>
          <table:table-cell office:value-type="float" office:value="20180610233652">
            <text:p>201806102336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maya-edit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maya-editor</text:p>
          </table:table-cell>
          <table:table-cell office:value-type="float" office:value="20170922221454">
            <text:p>201709222214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mbient-ligh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mbient-light</text:p>
          </table:table-cell>
          <table:table-cell office:value-type="float" office:value="20170714035723">
            <text:p>201707140357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m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mlreq</text:p>
          </table:table-cell>
          <table:table-cell office:value-type="float" office:value="20200923030413">
            <text:p>202009230304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alytics-personalization-datalay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nalytics-personalization-datalayer</text:p>
          </table:table-cell>
          <table:table-cell office:value-type="float" office:value="20201109200241">
            <text:p>202011092002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imation-ti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nimation-timing</text:p>
          </table:table-cell>
          <table:table-cell office:value-type="float" office:value="20170715221649">
            <text:p>201707152216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notation-ar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nnotation-aria</text:p>
          </table:table-cell>
          <table:table-cell office:value-type="float" office:value="20210123091258">
            <text:p>202101230912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nnotation-mode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nnotation-model</text:p>
          </table:table-cell>
          <table:table-cell office:value-type="float" office:value="20180611004759">
            <text:p>201806110047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p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pa</text:p>
          </table:table-cell>
          <table:table-cell office:value-type="float" office:value="20170715052454">
            <text:p>201707150524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pg-redesig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pg-redesign</text:p>
          </table:table-cell>
          <table:table-cell office:value-type="string">
            <text:p>issues</text:p>
          </table:table-cell>
          <table:table-cell office:value-type="float" office:value="2">
            <text:p>2</text:p>
          </table:table-cell>
          <table:table-cell office:value-type="float" office:value="20211102032237">
            <text:p>202111020322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pia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piary</text:p>
          </table:table-cell>
          <table:table-cell office:value-type="float" office:value="20170719141005">
            <text:p>201707191410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chitectu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chitecture</text:p>
          </table:table-cell>
          <table:table-cell office:value-type="float" office:value="20180613031458">
            <text:p>20180613031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chival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chival-workshop</text:p>
          </table:table-cell>
          <table:table-cell office:value-type="float" office:value="20200929112415">
            <text:p>202009291124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</text:p>
          </table:table-cell>
          <table:table-cell office:value-type="float" office:value="20170220203114">
            <text:p>201702202031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-a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-at</text:p>
          </table:table-cell>
          <table:table-cell office:value-type="float" office:value="20180617142032">
            <text:p>201806171420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-at-ap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-at-app</text:p>
          </table:table-cell>
          <table:table-cell office:value-type="float" office:value="20210518224239">
            <text:p>202105182242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-at-autom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-at-automation</text:p>
          </table:table-cell>
          <table:table-cell office:value-type="float" office:value="20221206161321">
            <text:p>202212061613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-at-automation-driv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-at-automation-driver</text:p>
          </table:table-cell>
          <table:table-cell office:value-type="float" office:value="20230102184749">
            <text:p>202301021847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-at-automation-harnes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-at-automation-harness</text:p>
          </table:table-cell>
          <table:table-cell office:value-type="float" office:value="20230328162243">
            <text:p>202303281622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-at-automation-results-view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-at-automation-results-viewer</text:p>
          </table:table-cell>
          <table:table-cell office:value-type="float" office:value="20230328162242">
            <text:p>202303281622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-comm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-common</text:p>
          </table:table-cell>
          <table:table-cell office:value-type="float" office:value="20180612214148">
            <text:p>201806122141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-in-ht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-in-html</text:p>
          </table:table-cell>
          <table:table-cell office:value-type="float" office:value="20160403095431">
            <text:p>201604030954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ria-practi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ria-practices</text:p>
          </table:table-cell>
          <table:table-cell office:value-type="float" office:value="20200923145902">
            <text:p>202009231459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sh-naz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sh-nazg</text:p>
          </table:table-cell>
          <table:table-cell office:value-type="float" office:value="20170716121503">
            <text:p>201707161215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tag20-auth-trans-zh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tag20-auth-trans-zh</text:p>
          </table:table-cell>
          <table:table-cell office:value-type="float" office:value="20201115071946">
            <text:p>202011150719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udiobook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udiobooks</text:p>
          </table:table-cell>
          <table:table-cell office:value-type="float" office:value="20201001142222">
            <text:p>202010011422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udiobooks-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udiobooks-wg-charter</text:p>
          </table:table-cell>
          <table:table-cell office:value-type="float" office:value="20201031000547">
            <text:p>202010310005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utomotiv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utomotive</text:p>
          </table:table-cell>
          <table:table-cell office:value-type="float" office:value="20170714023740">
            <text:p>201707140237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utomotive-b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utomotive-bg</text:p>
          </table:table-cell>
          <table:table-cell office:value-type="float" office:value="20180611020219">
            <text:p>201806110202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utomotive-pa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utomotive-pay</text:p>
          </table:table-cell>
          <table:table-cell office:value-type="float" office:value="20180617180309">
            <text:p>201806171803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utomotive-viss2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utomotive-viss2</text:p>
          </table:table-cell>
          <table:table-cell office:value-type="float" office:value="20220414112720">
            <text:p>202204141127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utopla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autoplay</text:p>
          </table:table-cell>
          <table:table-cell office:value-type="float" office:value="20200304115432">
            <text:p>202003041154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adg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adging</text:p>
          </table:table-cell>
          <table:table-cell office:value-type="float" office:value="20201218211821">
            <text:p>202012182118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aggag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aggage</text:p>
          </table:table-cell>
          <table:table-cell office:value-type="float" office:value="20200924103757">
            <text:p>202009241037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atte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attery</text:p>
          </table:table-cell>
          <table:table-cell office:value-type="float" office:value="20170714035733">
            <text:p>201707140357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dcoma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dcoma-cg</text:p>
          </table:table-cell>
          <table:table-cell office:value-type="float" office:value="20200906132329">
            <text:p>202009061323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eac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eacon</text:p>
          </table:table-cell>
          <table:table-cell office:value-type="float" office:value="20161220103640">
            <text:p>201612201036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lockchai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lockchain</text:p>
          </table:table-cell>
          <table:table-cell office:value-type="float" office:value="20200916183133">
            <text:p>202009161831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p-i18n-specdev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p-i18n-specdev</text:p>
          </table:table-cell>
          <table:table-cell office:value-type="float" office:value="20170713062436">
            <text:p>201707130624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owser-compat-da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rowser-compat-data</text:p>
          </table:table-cell>
          <table:table-cell office:value-type="float" office:value="20210125062747">
            <text:p>202101250627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owser-payment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rowser-payment-api</text:p>
          </table:table-cell>
          <table:table-cell office:value-type="float" office:value="20170714010302">
            <text:p>201707140103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owser-spe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rowser-specs</text:p>
          </table:table-cell>
          <table:table-cell office:value-type="float" office:value="20210121195139">
            <text:p>202101211951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owser-status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rowser-statuses</text:p>
          </table:table-cell>
          <table:table-cell office:value-type="float" office:value="20210220001421">
            <text:p>202102200014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ullet-chatting-do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bullet-chatting-docs</text:p>
          </table:table-cell>
          <table:table-cell office:value-type="float" office:value="20200919150853">
            <text:p>202009191508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enda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alendar</text:p>
          </table:table-cell>
          <table:table-cell office:value-type="float" office:value="20210316120219">
            <text:p>202103161202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ptcha-accessibil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aptcha-accessibility</text:p>
          </table:table-cell>
          <table:table-cell office:value-type="float" office:value="20220226203645">
            <text:p>202202262036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civ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civ</text:p>
          </table:table-cell>
          <table:table-cell office:value-type="float" office:value="20180617165039">
            <text:p>201806171650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g-charter</text:p>
          </table:table-cell>
          <table:table-cell office:value-type="float" office:value="20170714005424">
            <text:p>201707140054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g-counci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g-council</text:p>
          </table:table-cell>
          <table:table-cell office:value-type="float" office:value="20201215211641">
            <text:p>202012152116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g-monit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g-monitor</text:p>
          </table:table-cell>
          <table:table-cell office:value-type="float" office:value="20210117170940">
            <text:p>202101171709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g-repor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g-reports</text:p>
          </table:table-cell>
          <table:table-cell office:value-type="float" office:value="20230706042754">
            <text:p>202307060427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aracter_phrase_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aracter_phrase_tests</text:p>
          </table:table-cell>
          <table:table-cell office:value-type="float" office:value="20201002000315">
            <text:p>202010020003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armod-nor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armod-norm</text:p>
          </table:table-cell>
          <table:table-cell office:value-type="float" office:value="20170714020536">
            <text:p>201707140205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arter-draf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arter-drafts</text:p>
          </table:table-cell>
          <table:table-cell office:value-type="float" office:value="20170820005429">
            <text:p>201708200054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arter-ht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arter-html</text:p>
          </table:table-cell>
          <table:table-cell office:value-type="float" office:value="20180611000528">
            <text:p>201806110005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arter-media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arter-media-wg</text:p>
          </table:table-cell>
          <table:table-cell office:value-type="float" office:value="20200910181222">
            <text:p>202009101812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arter-timed-tex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arter-timed-text</text:p>
          </table:table-cell>
          <table:table-cell office:value-type="float" office:value="20180612184259">
            <text:p>201806121842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arter-webper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arter-webperf</text:p>
          </table:table-cell>
          <table:table-cell office:value-type="float" office:value="20160402120121">
            <text:p>201604021201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arters-dashboa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arters-dashboard</text:p>
          </table:table-cell>
          <table:table-cell office:value-type="float" office:value="20180612224058">
            <text:p>201806122240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inese-i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inese-ig</text:p>
          </table:table-cell>
          <table:table-cell office:value-type="float" office:value="20190322214208">
            <text:p>201903222142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hinese-i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hinese-ig-charter</text:p>
          </table:table-cell>
          <table:table-cell office:value-type="float" office:value="20200927024018">
            <text:p>202009270240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learspe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learspec</text:p>
          </table:table-cell>
          <table:table-cell office:value-type="string">
            <text:p>issues</text:p>
          </table:table-cell>
          <table:table-cell office:value-type="float" office:value="20220504142305">
            <text:p>202205041423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lipboard-api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lipboard-apis</text:p>
          </table:table-cell>
          <table:table-cell office:value-type="float" office:value="20170713001119">
            <text:p>201707130011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lreq</text:p>
          </table:table-cell>
          <table:table-cell office:value-type="float" office:value="20170713094521">
            <text:p>201707130945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g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ga</text:p>
          </table:table-cell>
          <table:table-cell office:value-type="float" office:value="20170714013214">
            <text:p>201707140132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ga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gai</text:p>
          </table:table-cell>
          <table:table-cell office:value-type="float" office:value="20200919013645">
            <text:p>202009190136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web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lorweb-cg</text:p>
          </table:table-cell>
          <table:table-cell office:value-type="float" office:value="20170714060359">
            <text:p>201707140603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mpute-pressu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mpute-pressure</text:p>
          </table:table-cell>
          <table:table-cell office:value-type="float" office:value="20230526201517">
            <text:p>202305262015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ntact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ntact-api</text:p>
          </table:table-cell>
          <table:table-cell office:value-type="float" office:value="20220428211457">
            <text:p>202204282114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ntact-pic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ntact-picker</text:p>
          </table:table-cell>
          <table:table-cell office:value-type="float" office:value="20221225042026">
            <text:p>20221225042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ntenteditab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ntenteditable</text:p>
          </table:table-cell>
          <table:table-cell office:value-type="float" office:value="20201223072649">
            <text:p>202012230726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rdova-plugin-w3c-aligne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rdova-plugin-w3c-aligned</text:p>
          </table:table-cell>
          <table:table-cell office:value-type="float" office:value="20180611154946">
            <text:p>201806111549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re-aa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re-aam</text:p>
          </table:table-cell>
          <table:table-cell office:value-type="float" office:value="20180617134639">
            <text:p>201806171346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rrelation-contex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orrelation-context</text:p>
          </table:table-cell>
          <table:table-cell office:value-type="float" office:value="20190508113609">
            <text:p>201905081136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red-claim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red-claims</text:p>
          </table:table-cell>
          <table:table-cell office:value-type="float" office:value="20200910051352">
            <text:p>202009100513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redwe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redweb</text:p>
          </table:table-cell>
          <table:table-cell office:value-type="float" office:value="20180617150726">
            <text:p>201806171507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-a11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-a11y</text:p>
          </table:table-cell>
          <table:table-cell office:value-type="float" office:value="20170718204430">
            <text:p>201707182044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-aa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-aam</text:p>
          </table:table-cell>
          <table:table-cell office:value-type="float" office:value="20170718204425">
            <text:p>201707182044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-chec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-checker</text:p>
          </table:table-cell>
          <table:table-cell office:value-type="float" office:value="20180611144656">
            <text:p>201806111446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-houdini-draf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-houdini-drafts</text:p>
          </table:table-cell>
          <table:table-cell office:value-type="float" office:value="20150919155936">
            <text:p>201509191559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-pri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-print</text:p>
          </table:table-cell>
          <table:table-cell office:value-type="float" office:value="20201201231425">
            <text:p>202012012314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-validat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-validator</text:p>
          </table:table-cell>
          <table:table-cell office:value-type="float" office:value="20160212123136">
            <text:p>201602121231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-validator-for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-validator-fork</text:p>
          </table:table-cell>
          <table:table-cell office:value-type="float" office:value="20160403122443">
            <text:p>201604031224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-validator-test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-validator-testsuite</text:p>
          </table:table-cell>
          <table:table-cell office:value-type="float" office:value="20180613040327">
            <text:p>201806130403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3-displa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3-display</text:p>
          </table:table-cell>
          <table:table-cell office:value-type="float" office:value="20180611033103">
            <text:p>201806110331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wg-apicli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wg-apiclient</text:p>
          </table:table-cell>
          <table:table-cell office:value-type="float" office:value="20180613053159">
            <text:p>201806130531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wg-draf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wg-drafts</text:p>
          </table:table-cell>
          <table:table-cell office:value-type="float" office:value="20160402131800">
            <text:p>201604021318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wg-t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wg-test</text:p>
          </table:table-cell>
          <table:table-cell office:value-type="float" office:value="20150502081806">
            <text:p>201505020818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wg-w3ctestli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wg-w3ctestlib</text:p>
          </table:table-cell>
          <table:table-cell office:value-type="float" office:value="20201015172318">
            <text:p>202010151723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swg-ww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swg-www</text:p>
          </table:table-cell>
          <table:table-cell office:value-type="float" office:value="20210123100951">
            <text:p>202101231009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sv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svw</text:p>
          </table:table-cell>
          <table:table-cell office:value-type="float" office:value="20170714202321">
            <text:p>201707142023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tau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ctaur</text:p>
          </table:table-cell>
          <table:table-cell office:value-type="float" office:value="20231002190530">
            <text:p>202310021905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anmaku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anmaku</text:p>
          </table:table-cell>
          <table:table-cell office:value-type="float" office:value="20200823061213">
            <text:p>202008230612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ap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ap-charter</text:p>
          </table:table-cell>
          <table:table-cell office:value-type="float" office:value="20170928074329">
            <text:p>201709280743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ap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apt</text:p>
          </table:table-cell>
          <table:table-cell office:value-type="float" office:value="20221101031836">
            <text:p>202211010318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apt-req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apt-reqs</text:p>
          </table:table-cell>
          <table:table-cell office:value-type="float" office:value="20221101031836">
            <text:p>202211010318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apt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apt-tests</text:p>
          </table:table-cell>
          <table:table-cell office:value-type="float" office:value="20221101031836">
            <text:p>202211010318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as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as-charter</text:p>
          </table:table-cell>
          <table:table-cell office:value-type="float" office:value="20230715133452">
            <text:p>202307151334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ata-shap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ata-shapes</text:p>
          </table:table-cell>
          <table:table-cell office:value-type="float" office:value="20170713232357">
            <text:p>201707132323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sig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esign</text:p>
          </table:table-cell>
          <table:table-cell office:value-type="float" office:value="20180611160909">
            <text:p>201806111609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vcounci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evcouncil</text:p>
          </table:table-cell>
          <table:table-cell office:value-type="float" office:value="20211130191809">
            <text:p>202111301918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velope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evelopers</text:p>
          </table:table-cell>
          <table:table-cell office:value-type="float" office:value="20180611012119">
            <text:p>201806110121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vice-memo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evice-memory</text:p>
          </table:table-cell>
          <table:table-cell office:value-type="float" office:value="20170906014104">
            <text:p>201709060141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vice-postu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evice-posture</text:p>
          </table:table-cell>
          <table:table-cell office:value-type="float" office:value="20211017100403">
            <text:p>202110171004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viceorient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eviceorientation</text:p>
          </table:table-cell>
          <table:table-cell office:value-type="float" office:value="20170715071144">
            <text:p>201707150711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evicesensors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evicesensors-wg</text:p>
          </table:table-cell>
          <table:table-cell office:value-type="float" office:value="20180612201631">
            <text:p>201806122016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cbor-no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cbor-note</text:p>
          </table:table-cell>
          <table:table-cell office:value-type="float" office:value="20210630050834">
            <text:p>202106300508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co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core</text:p>
          </table:table-cell>
          <table:table-cell office:value-type="float" office:value="20191108224513">
            <text:p>201911082245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imp-guid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imp-guide</text:p>
          </table:table-cell>
          <table:table-cell office:value-type="float" office:value="20201014155523">
            <text:p>202010141555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kr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kr-cg</text:p>
          </table:table-cell>
          <table:table-cell office:value-type="float" office:value="20201102070409">
            <text:p>202011020704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rubri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rubric</text:p>
          </table:table-cell>
          <table:table-cell office:value-type="float" office:value="20201003124055">
            <text:p>20201003124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spec-registri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spec-registries</text:p>
          </table:table-cell>
          <table:table-cell office:value-type="float" office:value="20210418022751">
            <text:p>202104180227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test-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test-suite</text:p>
          </table:table-cell>
          <table:table-cell office:value-type="float" office:value="20201001193021">
            <text:p>202010011930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use-cas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use-cases</text:p>
          </table:table-cell>
          <table:table-cell office:value-type="float" office:value="20200905192524">
            <text:p>202009051925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wg</text:p>
          </table:table-cell>
          <table:table-cell office:value-type="float" office:value="20200908201306">
            <text:p>202009082013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d-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d-wg-charter</text:p>
          </table:table-cell>
          <table:table-cell office:value-type="float" office:value="20221221153748">
            <text:p>202212211537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splay_erra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splay_errata</text:p>
          </table:table-cell>
          <table:table-cell office:value-type="float" office:value="20180617162649">
            <text:p>201806171626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stributed-trac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stributed-tracing</text:p>
          </table:table-cell>
          <table:table-cell office:value-type="float" office:value="20180105094904">
            <text:p>201801050949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stributed-tracing-no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stributed-tracing-not</text:p>
          </table:table-cell>
          <table:table-cell office:value-type="float" office:value="20180617162239">
            <text:p>201806171622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istributed-tracing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istributed-tracing-wg</text:p>
          </table:table-cell>
          <table:table-cell office:value-type="float" office:value="20200927062649">
            <text:p>202009270626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mp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mpl</text:p>
          </table:table-cell>
          <table:table-cell office:value-type="float" office:value="20201225174413">
            <text:p>202012251744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m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ms</text:p>
          </table:table-cell>
          <table:table-cell office:value-type="float" office:value="20200908012912">
            <text:p>202009080129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nt</text:p>
          </table:table-cell>
          <table:table-cell office:value-type="float" office:value="20170715051850">
            <text:p>201707150518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ocumentre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ocumentreview</text:p>
          </table:table-cell>
          <table:table-cell office:value-type="string">
            <text:p>commits</text:p>
          </table:table-cell>
          <table:table-cell office:value-type="string">
            <text:p>checks-statuses-rollups</text:p>
          </table:table-cell>
          <table:table-cell office:value-type="float" office:value="20231018110420">
            <text:p>202310181104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o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om</text:p>
          </table:table-cell>
          <table:table-cell office:value-type="float" office:value="20170714035509">
            <text:p>201707140355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om-pars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om-parsing</text:p>
          </table:table-cell>
          <table:table-cell office:value-type="float" office:value="20170714035121">
            <text:p>201707140351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</text:p>
          </table:table-cell>
          <table:table-cell office:value-type="float" office:value="20170720105011">
            <text:p>201707201050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aa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aam</text:p>
          </table:table-cell>
          <table:table-cell office:value-type="float" office:value="20180617141549">
            <text:p>201806171415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accessibil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accessibility</text:p>
          </table:table-cell>
          <table:table-cell office:value-type="float" office:value="20170714023539">
            <text:p>201707140235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annot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annotation</text:p>
          </table:table-cell>
          <table:table-cell office:value-type="float" office:value="20170714010804">
            <text:p>201707140108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ar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aria</text:p>
          </table:table-cell>
          <table:table-cell office:value-type="float" office:value="20180617164403">
            <text:p>201806171644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charter</text:p>
          </table:table-cell>
          <table:table-cell office:value-type="float" office:value="20180611000947">
            <text:p>20180611000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content-and-marku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content-and-markup</text:p>
          </table:table-cell>
          <table:table-cell office:value-type="float" office:value="20170714041809">
            <text:p>201707140418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metada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metadata</text:p>
          </table:table-cell>
          <table:table-cell office:value-type="float" office:value="20170714024519">
            <text:p>201707140245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pagin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pagination</text:p>
          </table:table-cell>
          <table:table-cell office:value-type="float" office:value="20170714022351">
            <text:p>201707140223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pw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pwp</text:p>
          </table:table-cell>
          <table:table-cell office:value-type="float" office:value="20170714033808">
            <text:p>201707140338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pwp-arch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pwp-arch</text:p>
          </table:table-cell>
          <table:table-cell office:value-type="float" office:value="20180611153700">
            <text:p>201806111537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pwp-lo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pwp-loc</text:p>
          </table:table-cell>
          <table:table-cell office:value-type="float" office:value="20170716125919">
            <text:p>20170716125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pwp-uc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pwp-ucr</text:p>
          </table:table-cell>
          <table:table-cell office:value-type="float" office:value="20170714033822">
            <text:p>201707140338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-ste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-stem</text:p>
          </table:table-cell>
          <table:table-cell office:value-type="float" office:value="20170714041818">
            <text:p>201707140418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ub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ubwg-charter</text:p>
          </table:table-cell>
          <table:table-cell office:value-type="float" office:value="20180613003746">
            <text:p>201806130037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pv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pv</text:p>
          </table:table-cell>
          <table:table-cell office:value-type="float" office:value="20220326002009">
            <text:p>202203260020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wb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wbp</text:p>
          </table:table-cell>
          <table:table-cell office:value-type="float" office:value="20170615222425">
            <text:p>201706152224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x-conneg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x-connegp</text:p>
          </table:table-cell>
          <table:table-cell office:value-type="float" office:value="20201031125900">
            <text:p>202010311259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x-pro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x-prof</text:p>
          </table:table-cell>
          <table:table-cell office:value-type="float" office:value="20201028144025">
            <text:p>202010281440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dx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dxwg</text:p>
          </table:table-cell>
          <table:table-cell office:value-type="float" office:value="20170713231005">
            <text:p>201707132310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ar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arl</text:p>
          </table:table-cell>
          <table:table-cell office:value-type="float" office:value="20200920041821">
            <text:p>202009200418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asierrd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asierrdf</text:p>
          </table:table-cell>
          <table:table-cell office:value-type="float" office:value="20200910034550">
            <text:p>202009100345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asycheck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asychecks</text:p>
          </table:table-cell>
          <table:table-cell office:value-type="float" office:value="20170716224102">
            <text:p>201707162241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chidn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chidna</text:p>
          </table:table-cell>
          <table:table-cell office:value-type="float" office:value="20160403105002">
            <text:p>201604031050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chidna-manifes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chidna-manifester</text:p>
          </table:table-cell>
          <table:table-cell office:value-type="float" office:value="20180611111304">
            <text:p>201806111113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dge-computing-web-explor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dge-computing-web-exploration</text:p>
          </table:table-cell>
          <table:table-cell office:value-type="float" office:value="20231010082413">
            <text:p>202310100824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dit-contex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dit-context</text:p>
          </table:table-cell>
          <table:table-cell office:value-type="float" office:value="20211221093456">
            <text:p>202112210934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dit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diting</text:p>
          </table:table-cell>
          <table:table-cell office:value-type="float" office:value="20160402193033">
            <text:p>201604021930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diting-api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diting-apis</text:p>
          </table:table-cell>
          <table:table-cell office:value-type="float" office:value="20180611023711">
            <text:p>201806110237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lements-of-ht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lements-of-html</text:p>
          </table:table-cell>
          <table:table-cell office:value-type="float" office:value="20180611014513">
            <text:p>201806110145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lreq</text:p>
          </table:table-cell>
          <table:table-cell office:value-type="float" office:value="20170714013750">
            <text:p>201707140137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mm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mma</text:p>
          </table:table-cell>
          <table:table-cell office:value-type="float" office:value="20170717182055">
            <text:p>20170717182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ncoding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ncodingtests</text:p>
          </table:table-cell>
          <table:table-cell office:value-type="float" office:value="20180611145131">
            <text:p>201806111451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ncrypted-med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ncrypted-media</text:p>
          </table:table-cell>
          <table:table-cell office:value-type="float" office:value="20161130162051">
            <text:p>20161130162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-3-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-3-wg-charter</text:p>
          </table:table-cell>
          <table:table-cell office:value-type="float" office:value="20200828154952">
            <text:p>20200828154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-fxl-a11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-fxl-a11y</text:p>
          </table:table-cell>
          <table:table-cell office:value-type="float" office:value="20231016193108">
            <text:p>20231016193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-rs-bug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-rs-bugs</text:p>
          </table:table-cell>
          <table:table-cell office:value-type="float" office:value="20201213214607">
            <text:p>202012132146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-spe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-specs</text:p>
          </table:table-cell>
          <table:table-cell office:value-type="float" office:value="20201119111737">
            <text:p>202011191117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-structural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-structural-tests</text:p>
          </table:table-cell>
          <table:table-cell office:value-type="float" office:value="20231019181309">
            <text:p>202310191813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-tests</text:p>
          </table:table-cell>
          <table:table-cell office:value-type="float" office:value="20230310054503">
            <text:p>202303100545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-transla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-translations</text:p>
          </table:table-cell>
          <table:table-cell office:value-type="float" office:value="20231016193109">
            <text:p>202310161931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-wg</text:p>
          </table:table-cell>
          <table:table-cell office:value-type="float" office:value="20210828035039">
            <text:p>202108280350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4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4</text:p>
          </table:table-cell>
          <table:table-cell office:value-type="float" office:value="20180613013847">
            <text:p>201806130138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che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check</text:p>
          </table:table-cell>
          <table:table-cell office:value-type="float" office:value="20181128204818">
            <text:p>201811282048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pubwe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pubweb</text:p>
          </table:table-cell>
          <table:table-cell office:value-type="float" office:value="20180611000542">
            <text:p>201806110005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quity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quity-cg</text:p>
          </table:table-cell>
          <table:table-cell office:value-type="float" office:value="20231021053045">
            <text:p>202310210530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unom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unomia</text:p>
          </table:table-cell>
          <table:table-cell office:value-type="float" office:value="20180612213814">
            <text:p>201806122138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ur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urlreq</text:p>
          </table:table-cell>
          <table:table-cell office:value-type="float" office:value="20190815004434">
            <text:p>201908150044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vent-ti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vent-timing</text:p>
          </table:table-cell>
          <table:table-cell office:value-type="float" office:value="20220601104252">
            <text:p>202206011042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ventsourc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ventsource</text:p>
          </table:table-cell>
          <table:table-cell office:value-type="float" office:value="20170718183402">
            <text:p>201707181834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xi-spe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xi-specs</text:p>
          </table:table-cell>
          <table:table-cell office:value-type="float" office:value="20180617151507">
            <text:p>201806171515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exi-test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exi-testsuite</text:p>
          </table:table-cell>
          <table:table-cell office:value-type="float" office:value="20180612235310">
            <text:p>201806122353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a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ast</text:p>
          </table:table-cell>
          <table:table-cell office:value-type="float" office:value="20231001061753">
            <text:p>202310010617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edid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edidcg</text:p>
          </table:table-cell>
          <table:table-cell office:value-type="float" office:value="20211014120710">
            <text:p>202110141207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eedvalidat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eedvalidator</text:p>
          </table:table-cell>
          <table:table-cell office:value-type="float" office:value="20200501002231">
            <text:p>202005010022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ile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ileapi</text:p>
          </table:table-cell>
          <table:table-cell office:value-type="float" office:value="20170715084143">
            <text:p>201707150841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ilesystem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ilesystem-api</text:p>
          </table:table-cell>
          <table:table-cell office:value-type="float" office:value="20170715221655">
            <text:p>201707152216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indtex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indtext</text:p>
          </table:table-cell>
          <table:table-cell office:value-type="float" office:value="20170714023012">
            <text:p>201707140230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ingerprinting-guidanc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ingerprinting-guidance</text:p>
          </table:table-cell>
          <table:table-cell office:value-type="float" office:value="20170716122656">
            <text:p>201707161226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ont-text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ont-text-cg</text:p>
          </table:table-cell>
          <table:table-cell office:value-type="float" office:value="20201226180937">
            <text:p>202012261809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rame-ti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rame-timing</text:p>
          </table:table-cell>
          <table:table-cell office:value-type="float" office:value="20150204212543">
            <text:p>201502042125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fxtf-draf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fxtf-drafts</text:p>
          </table:table-cell>
          <table:table-cell office:value-type="float" office:value="20160405103439">
            <text:p>201604051034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amepa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amepad</text:p>
          </table:table-cell>
          <table:table-cell office:value-type="float" office:value="20150416015539">
            <text:p>201504160155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ames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ames-workshop</text:p>
          </table:table-cell>
          <table:table-cell office:value-type="float" office:value="20190322213606">
            <text:p>201903222136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anesh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anesh</text:p>
          </table:table-cell>
          <table:table-cell office:value-type="float" office:value="20201017155512">
            <text:p>202010171555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argantu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argantua</text:p>
          </table:table-cell>
          <table:table-cell office:value-type="float" office:value="20201015003101">
            <text:p>202010150031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eofencing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eofencing-api</text:p>
          </table:table-cell>
          <table:table-cell office:value-type="float" office:value="20170715063902">
            <text:p>201707150639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eolocation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eolocation-api</text:p>
          </table:table-cell>
          <table:table-cell office:value-type="float" office:value="20180611014152">
            <text:p>201806110141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eolocation-sens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eolocation-sensor</text:p>
          </table:table-cell>
          <table:table-cell office:value-type="float" office:value="20201102054444">
            <text:p>202011020544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h-backu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h-backup</text:p>
          </table:table-cell>
          <table:table-cell office:value-type="float" office:value="20180611144032">
            <text:p>201806111440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h-issue-dashboa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h-issue-dashboard</text:p>
          </table:table-cell>
          <table:table-cell office:value-type="float" office:value="20180611163303">
            <text:p>201806111633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h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hapi</text:p>
          </table:table-cell>
          <table:table-cell office:value-type="float" office:value="20180612205633">
            <text:p>201806122056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hurlbo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hurlbot</text:p>
          </table:table-cell>
          <table:table-cell office:value-type="string">
            <text:p>graphs</text:p>
          </table:table-cell>
          <table:table-cell office:value-type="string">
            <text:p>participation?h=28&amp;type=sparkline&amp;w=155</text:p>
          </table:table-cell>
          <table:table-cell office:value-type="float" office:value="20230724075549">
            <text:p>202307240755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ithub_syn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ithub_sync</text:p>
          </table:table-cell>
          <table:table-cell office:value-type="float" office:value="20160402080357">
            <text:p>201604020803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ithub-cach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ithub-cache</text:p>
          </table:table-cell>
          <table:table-cell office:value-type="string">
            <text:p>graphs</text:p>
          </table:table-cell>
          <table:table-cell office:value-type="string">
            <text:p>participation?h=28&amp;type=sparkline&amp;w=155</text:p>
          </table:table-cell>
          <table:table-cell office:value-type="float" office:value="20231023080337">
            <text:p>20231023080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ithub-notify-ml-confi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ithub-notify-ml-config</text:p>
          </table:table-cell>
          <table:table-cell office:value-type="float" office:value="20180612184537">
            <text:p>201806121845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lossa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lossary</text:p>
          </table:table-cell>
          <table:table-cell office:value-type="float" office:value="20180611000043">
            <text:p>201806110000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raphics-aa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raphics-aam</text:p>
          </table:table-cell>
          <table:table-cell office:value-type="float" office:value="20180617160512">
            <text:p>201806171605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raphics-ar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raphics-aria</text:p>
          </table:table-cell>
          <table:table-cell office:value-type="float" office:value="20180617165256">
            <text:p>201806171652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raphql-rd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raphql-rdf</text:p>
          </table:table-cell>
          <table:table-cell office:value-type="float" office:value="20201124161656">
            <text:p>202011241616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roup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roups</text:p>
          </table:table-cell>
          <table:table-cell office:value-type="float" office:value="20230810053633">
            <text:p>202308100536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roups-serv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roups-server</text:p>
          </table:table-cell>
          <table:table-cell office:value-type="string">
            <text:p>graphs</text:p>
          </table:table-cell>
          <table:table-cell office:value-type="string">
            <text:p>participation?h=28&amp;type=sparkline&amp;w=155</text:p>
          </table:table-cell>
          <table:table-cell office:value-type="float" office:value="20220211222621">
            <text:p>20220211222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shee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sheets</text:p>
          </table:table-cell>
          <table:table-cell office:value-type="float" office:value="20201214015731">
            <text:p>202012140157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uid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uide</text:p>
          </table:table-cell>
          <table:table-cell office:value-type="float" office:value="20180617133736">
            <text:p>20180617133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yroscop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gyroscope</text:p>
          </table:table-cell>
          <table:table-cell office:value-type="float" office:value="20170714035734">
            <text:p>201707140357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anuma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anuman</text:p>
          </table:table-cell>
          <table:table-cell office:value-type="float" office:value="20160404114351">
            <text:p>201604041143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atche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atchery</text:p>
          </table:table-cell>
          <table:table-cell office:value-type="float" office:value="20180611111336">
            <text:p>201806111113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c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cls</text:p>
          </table:table-cell>
          <table:table-cell office:value-type="float" office:value="20180611022122">
            <text:p>201806110221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cls-ccda-rd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cls-ccda-rdf</text:p>
          </table:table-cell>
          <table:table-cell office:value-type="float" office:value="20180611020711">
            <text:p>201806110207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cls-drug-drug-interac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cls-drug-drug-interaction</text:p>
          </table:table-cell>
          <table:table-cell office:value-type="float" office:value="20180617153901">
            <text:p>201806171539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cls-fhir-rd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cls-fhir-rdf</text:p>
          </table:table-cell>
          <table:table-cell office:value-type="float" office:value="20170720103122">
            <text:p>201707201031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cls-natural-product-drug-interaction-fai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cls-natural-product-drug-interaction-fair</text:p>
          </table:table-cell>
          <table:table-cell office:value-type="float" office:value="20201106101311">
            <text:p>202011061013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lreq</text:p>
          </table:table-cell>
          <table:table-cell office:value-type="float" office:value="20170820005621">
            <text:p>201708200056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orizontal-issue-trac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orizontal-issue-tracker</text:p>
          </table:table-cell>
          <table:table-cell office:value-type="float" office:value="20200714103608">
            <text:p>202007141036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r-tim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r-time</text:p>
          </table:table-cell>
          <table:table-cell office:value-type="float" office:value="20170713064115">
            <text:p>201707130641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</text:p>
          </table:table-cell>
          <table:table-cell office:value-type="float" office:value="20140825232113">
            <text:p>201408252321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aa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aam</text:p>
          </table:table-cell>
          <table:table-cell office:value-type="float" office:value="20170715091655">
            <text:p>201707150916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api-ma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api-map</text:p>
          </table:table-cell>
          <table:table-cell office:value-type="float" office:value="20160403152331">
            <text:p>201604031523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ar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aria</text:p>
          </table:table-cell>
          <table:table-cell office:value-type="float" office:value="20161114183859">
            <text:p>201611141838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cr-exi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cr-exit</text:p>
          </table:table-cell>
          <table:table-cell office:value-type="float" office:value="20160405140439">
            <text:p>201604051404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extens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extensions</text:p>
          </table:table-cell>
          <table:table-cell office:value-type="float" office:value="20170715091639">
            <text:p>201707150916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landscap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landscape</text:p>
          </table:table-cell>
          <table:table-cell office:value-type="float" office:value="20151028105558">
            <text:p>20151028105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med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media</text:p>
          </table:table-cell>
          <table:table-cell office:value-type="float" office:value="20180611022406">
            <text:p>201806110224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media-captu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media-capture</text:p>
          </table:table-cell>
          <table:table-cell office:value-type="float" office:value="20170713033151">
            <text:p>201707130331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normative-referen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normative-references</text:p>
          </table:table-cell>
          <table:table-cell office:value-type="float" office:value="20180611013518">
            <text:p>201806110135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ol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old</text:p>
          </table:table-cell>
          <table:table-cell office:value-type="float" office:value="20180611152215">
            <text:p>201806111522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referenc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reference</text:p>
          </table:table-cell>
          <table:table-cell office:value-type="float" office:value="20170927181833">
            <text:p>201709271818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test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testsuite</text:p>
          </table:table-cell>
          <table:table-cell office:value-type="float" office:value="20121223103002">
            <text:p>201212231030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too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tools</text:p>
          </table:table-cell>
          <table:table-cell office:value-type="float" office:value="20160403175222">
            <text:p>201604031752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-transcrip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-transcript</text:p>
          </table:table-cell>
          <table:table-cell office:value-type="float" office:value="20180611110801">
            <text:p>201806111108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diff-nav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diff-nav</text:p>
          </table:table-cell>
          <table:table-cell office:value-type="float" office:value="20180627161150">
            <text:p>201806271611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diff-u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diff-ui</text:p>
          </table:table-cell>
          <table:table-cell office:value-type="float" office:value="20201026050327">
            <text:p>202010260503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sourcinginbandtrack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sourcinginbandtracks</text:p>
          </table:table-cell>
          <table:table-cell office:value-type="float" office:value="20170713095424">
            <text:p>201707130954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ml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mlwg</text:p>
          </table:table-cell>
          <table:table-cell office:value-type="float" office:value="20201222041157">
            <text:p>202012220411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ttp-headers-p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http-headers-py</text:p>
          </table:table-cell>
          <table:table-cell office:value-type="float" office:value="20201028182447">
            <text:p>202010281824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-slid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-slide</text:p>
          </table:table-cell>
          <table:table-cell office:value-type="float" office:value="20230328162118">
            <text:p>202303281621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ac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actions</text:p>
          </table:table-cell>
          <table:table-cell office:value-type="float" office:value="20230928092058">
            <text:p>202309280920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activ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activity</text:p>
          </table:table-cell>
          <table:table-cell office:value-type="float" office:value="20170820005455">
            <text:p>201708200054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chec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checker</text:p>
          </table:table-cell>
          <table:table-cell office:value-type="float" office:value="20160625054658">
            <text:p>201606250546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checker-jav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checker-java</text:p>
          </table:table-cell>
          <table:table-cell office:value-type="float" office:value="20180611020428">
            <text:p>201806110204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discus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discuss</text:p>
          </table:table-cell>
          <table:table-cell office:value-type="float" office:value="20170714022044">
            <text:p>201707140220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draf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drafts</text:p>
          </table:table-cell>
          <table:table-cell office:value-type="float" office:value="20170923064501">
            <text:p>201709230645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glossa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glossary</text:p>
          </table:table-cell>
          <table:table-cell office:value-type="float" office:value="20210720134329">
            <text:p>202107201343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issu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issues</text:p>
          </table:table-cell>
          <table:table-cell office:value-type="float" office:value="20200906235425">
            <text:p>202009062354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requ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request</text:p>
          </table:table-cell>
          <table:table-cell office:value-type="float" office:value="20200812222532">
            <text:p>202008122225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tests</text:p>
          </table:table-cell>
          <table:table-cell office:value-type="float" office:value="20180617150923">
            <text:p>201806171509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18n-transla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18n-translations</text:p>
          </table:table-cell>
          <table:table-cell office:value-type="string">
            <text:p>issues</text:p>
          </table:table-cell>
          <table:table-cell office:value-type="float" office:value="31">
            <text:p>31</text:p>
          </table:table-cell>
          <table:table-cell office:value-type="float" office:value="20230305130304">
            <text:p>202303051303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d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dcg</text:p>
          </table:table-cell>
          <table:table-cell office:value-type="float" office:value="20201016191320">
            <text:p>202010161913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dn-issu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dn-issues</text:p>
          </table:table-cell>
          <table:table-cell office:value-type="float" office:value="20180611150923">
            <text:p>201806111509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f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ft</text:p>
          </table:table-cell>
          <table:table-cell office:value-type="float" office:value="20210907101257">
            <text:p>202109071012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ft-client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ft-client-tests</text:p>
          </table:table-cell>
          <table:table-cell office:value-type="float" office:value="20230320130347">
            <text:p>202303201303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ft-server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ft-server-tests</text:p>
          </table:table-cell>
          <table:table-cell office:value-type="float" office:value="20230320130403">
            <text:p>202303201304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i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ip</text:p>
          </table:table-cell>
          <table:table-cell office:value-type="float" office:value="20190322213427">
            <text:p>201903222134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lreq</text:p>
          </table:table-cell>
          <table:table-cell office:value-type="float" office:value="20170714033221">
            <text:p>201707140332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-resourc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age-resource</text:p>
          </table:table-cell>
          <table:table-cell office:value-type="float" office:value="20200207125215">
            <text:p>202002071252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e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e-api</text:p>
          </table:table-cell>
          <table:table-cell office:value-type="float" office:value="20160402115604">
            <text:p>201604021156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mersive-web-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mersive-web-wg-charter</text:p>
          </table:table-cell>
          <table:table-cell office:value-type="float" office:value="20180613013124">
            <text:p>201806130131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s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sc</text:p>
          </table:table-cell>
          <table:table-cell office:value-type="float" office:value="20170715022603">
            <text:p>201707150226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sc-1.0.1_text_testcont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sc-1.0.1_text_testcontent</text:p>
          </table:table-cell>
          <table:table-cell office:value-type="float" office:value="20210117153339">
            <text:p>202101171533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sc-1.1_image_testcont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sc-1.1_image_testcontent</text:p>
          </table:table-cell>
          <table:table-cell office:value-type="float" office:value="20201028102819">
            <text:p>202010281028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sc-1.1_text_testcont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sc-1.1_text_testcontent</text:p>
          </table:table-cell>
          <table:table-cell office:value-type="float" office:value="20201116194215">
            <text:p>202011161942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sc-hr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sc-hrm</text:p>
          </table:table-cell>
          <table:table-cell office:value-type="float" office:value="20211109084911">
            <text:p>202111090849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sc-hrm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sc-hrm-tests</text:p>
          </table:table-cell>
          <table:table-cell office:value-type="string">
            <text:p>graphs</text:p>
          </table:table-cell>
          <table:table-cell office:value-type="string">
            <text:p>participation?h=28&amp;type=sparkline&amp;w=155</text:p>
          </table:table-cell>
          <table:table-cell office:value-type="float" office:value="20230724075415">
            <text:p>202307240754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sc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sc-tests</text:p>
          </table:table-cell>
          <table:table-cell office:value-type="float" office:value="20170715022501">
            <text:p>201707150225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sc-vnext-req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msc-vnext-reqs</text:p>
          </table:table-cell>
          <table:table-cell office:value-type="float" office:value="20201106193604">
            <text:p>202011061936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clusive-xr-roadma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nclusive-xr-roadmap</text:p>
          </table:table-cell>
          <table:table-cell office:value-type="float" office:value="20200304115510">
            <text:p>202003041155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clusive-xr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nclusive-xr-workshop</text:p>
          </table:table-cell>
          <table:table-cell office:value-type="float" office:value="20200206205725">
            <text:p>202002062057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dexedd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ndexeddb</text:p>
          </table:table-cell>
          <table:table-cell office:value-type="float" office:value="20160402115321">
            <text:p>201604021153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die-u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ndie-ui</text:p>
          </table:table-cell>
          <table:table-cell office:value-type="float" office:value="20170716214531">
            <text:p>201707162145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obo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nfobot</text:p>
          </table:table-cell>
          <table:table-cell office:value-type="float" office:value="20160402153716">
            <text:p>201604021537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put-ev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nput-events</text:p>
          </table:table-cell>
          <table:table-cell office:value-type="float" office:value="20170714034659">
            <text:p>201707140346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saf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nsafe</text:p>
          </table:table-cell>
          <table:table-cell office:value-type="float" office:value="20180611030422">
            <text:p>201806110304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ternationa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nternational</text:p>
          </table:table-cell>
          <table:table-cell office:value-type="float" office:value="20180612221412">
            <text:p>201806122214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tersectionobserv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ntersectionobserver</text:p>
          </table:table-cell>
          <table:table-cell office:value-type="float" office:value="20180523082727">
            <text:p>201805230827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ts-2.0-test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ts-2.0-testsuite</text:p>
          </table:table-cell>
          <table:table-cell office:value-type="float" office:value="20170712162104">
            <text:p>201707121621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ts-2.0-testsuite-inputda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ts-2.0-testsuite-inputdata</text:p>
          </table:table-cell>
          <table:table-cell office:value-type="float" office:value="20180611024222">
            <text:p>201806110242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ts2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ts2req</text:p>
          </table:table-cell>
          <table:table-cell office:value-type="float" office:value="20170714020402">
            <text:p>201707140204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tsrd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itsrdf</text:p>
          </table:table-cell>
          <table:table-cell office:value-type="float" office:value="20180611161310">
            <text:p>201806111613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lreq</text:p>
          </table:table-cell>
          <table:table-cell office:value-type="float" office:value="20170820005509">
            <text:p>201708200055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lreq-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lreq-d</text:p>
          </table:table-cell>
          <table:table-cell office:value-type="float" office:value="20220809042812">
            <text:p>202208090428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son-ld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son-ld-api</text:p>
          </table:table-cell>
          <table:table-cell office:value-type="float" office:value="20180617172238">
            <text:p>201806171722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son-ld-b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son-ld-bp</text:p>
          </table:table-cell>
          <table:table-cell office:value-type="float" office:value="20190715091356">
            <text:p>201907150913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son-ld-cb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son-ld-cbor</text:p>
          </table:table-cell>
          <table:table-cell office:value-type="float" office:value="20201125072001">
            <text:p>202011250720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son-ld-fra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son-ld-framing</text:p>
          </table:table-cell>
          <table:table-cell office:value-type="float" office:value="20190830220714">
            <text:p>201908302207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son-ld-r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son-ld-rc</text:p>
          </table:table-cell>
          <table:table-cell office:value-type="float" office:value="20201027092755">
            <text:p>202010270927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son-ld-strea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son-ld-streaming</text:p>
          </table:table-cell>
          <table:table-cell office:value-type="float" office:value="20200514041724">
            <text:p>202005140417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son-ld-syntax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son-ld-syntax</text:p>
          </table:table-cell>
          <table:table-cell office:value-type="float" office:value="20190801062746">
            <text:p>201908010627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son-ld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son-ld-wg</text:p>
          </table:table-cell>
          <table:table-cell office:value-type="float" office:value="20180617170437">
            <text:p>201806171704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json-ld-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json-ld-wg-charter</text:p>
          </table:table-cell>
          <table:table-cell office:value-type="float" office:value="20210119035644">
            <text:p>202101190356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eyboard-lo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keyboard-lock</text:p>
          </table:table-cell>
          <table:table-cell office:value-type="string">
            <text:p>blob</text:p>
          </table:table-cell>
          <table:table-cell office:value-type="string">
            <text:p>gh-pages</text:p>
          </table:table-cell>
          <table:table-cell office:value-type="string">
            <text:p>tag-security-privacy.md</text:p>
          </table:table-cell>
          <table:table-cell office:value-type="float" office:value="20170923032048">
            <text:p>20170923032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is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kiss</text:p>
          </table:table-cell>
          <table:table-cell office:value-type="float" office:value="20170714044649">
            <text:p>201707140446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klreq</text:p>
          </table:table-cell>
          <table:table-cell office:value-type="float" office:value="20170714011315">
            <text:p>201707140113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argest-contentful-pai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argest-contentful-paint</text:p>
          </table:table-cell>
          <table:table-cell office:value-type="float" office:value="20220601104249">
            <text:p>20220601104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d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dn</text:p>
          </table:table-cell>
          <table:table-cell office:value-type="float" office:value="20170713150938">
            <text:p>201707131509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dp-nex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dp-next</text:p>
          </table:table-cell>
          <table:table-cell office:value-type="float" office:value="20180612220221">
            <text:p>201806122202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dp-test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dp-testsuite</text:p>
          </table:table-cell>
          <table:table-cell office:value-type="float" office:value="20160623212938">
            <text:p>201606232129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ds-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ds-wg-charter</text:p>
          </table:table-cell>
          <table:table-cell office:value-type="float" office:value="20210522080331">
            <text:p>202105220803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bww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ibwww</text:p>
          </table:table-cell>
          <table:table-cell office:value-type="float" office:value="20170715124014">
            <text:p>201707151240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cens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icenses</text:p>
          </table:table-cell>
          <table:table-cell office:value-type="float" office:value="20170718194758">
            <text:p>201707181947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mitfil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imitfiles</text:p>
          </table:table-cell>
          <table:table-cell office:value-type="float" office:value="20180610235012">
            <text:p>201806102350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ne_paragraph_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ine_paragraph_tests</text:p>
          </table:table-cell>
          <table:table-cell office:value-type="float" office:value="20201002232448">
            <text:p>202010022324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ink-chec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ink-checker</text:p>
          </table:table-cell>
          <table:table-cell office:value-type="float" office:value="20160403172716">
            <text:p>201604031727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cad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ocadd</text:p>
          </table:table-cell>
          <table:table-cell office:value-type="float" office:value="20180611013526">
            <text:p>201806110135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calizable-manif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ocalizable-manifests</text:p>
          </table:table-cell>
          <table:table-cell office:value-type="float" office:value="20220809042814">
            <text:p>202208090428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ngtask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ongtasks</text:p>
          </table:table-cell>
          <table:table-cell office:value-type="float" office:value="20201210155700">
            <text:p>202012101557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w-vision-a11y-t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ow-vision-a11y-tf</text:p>
          </table:table-cell>
          <table:table-cell office:value-type="float" office:value="20170718214252">
            <text:p>201707182142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ow-vision-s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ow-vision-sc</text:p>
          </table:table-cell>
          <table:table-cell office:value-type="float" office:value="20170718214314">
            <text:p>201707182143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p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pf</text:p>
          </table:table-cell>
          <table:table-cell office:value-type="float" office:value="20201004074546">
            <text:p>202010040745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rs</text:p>
          </table:table-cell>
          <table:table-cell office:value-type="float" office:value="20180611112217">
            <text:p>201806111122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ltl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ltli</text:p>
          </table:table-cell>
          <table:table-cell office:value-type="float" office:value="20170923064821">
            <text:p>201709230648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chine-learnin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chine-learning-charter</text:p>
          </table:table-cell>
          <table:table-cell office:value-type="float" office:value="20201104154928">
            <text:p>202011041549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chine-learning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chine-learning-workshop</text:p>
          </table:table-cell>
          <table:table-cell office:value-type="float" office:value="20200705183447">
            <text:p>202007051834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gnetome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gnetometer</text:p>
          </table:table-cell>
          <table:table-cell office:value-type="float" office:value="20170714035729">
            <text:p>201707140357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iling-list-archiv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iling-list-archives</text:p>
          </table:table-cell>
          <table:table-cell office:value-type="float" office:value="20160404104222">
            <text:p>201604041042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if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nifest</text:p>
          </table:table-cell>
          <table:table-cell office:value-type="float" office:value="20170713072500">
            <text:p>201707130725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ifest-app-inf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nifest-app-info</text:p>
          </table:table-cell>
          <table:table-cell office:value-type="float" office:value="20211023023735">
            <text:p>202110230237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ifest-cs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nifest-csp</text:p>
          </table:table-cell>
          <table:table-cell office:value-type="float" office:value="20170718183353">
            <text:p>201707181833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nual-of-sty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nual-of-style</text:p>
          </table:table-cell>
          <table:table-cell office:value-type="float" office:value="20180627094345">
            <text:p>201806270943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rket-data-odrl-profi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rket-data-odrl-profile</text:p>
          </table:table-cell>
          <table:table-cell office:value-type="float" office:value="20201021085425">
            <text:p>202010210854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rkup-validat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rkup-validator</text:p>
          </table:table-cell>
          <table:table-cell office:value-type="float" office:value="20170714000253">
            <text:p>201707140002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th-aa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th-aam</text:p>
          </table:table-cell>
          <table:table-cell office:value-type="float" office:value="20201210200218">
            <text:p>202012102002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th-ar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th-aria</text:p>
          </table:table-cell>
          <table:table-cell office:value-type="float" office:value="20201002005330">
            <text:p>202010020053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th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thml</text:p>
          </table:table-cell>
          <table:table-cell office:value-type="float" office:value="20180612185038">
            <text:p>201806121850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thml-aa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thml-aam</text:p>
          </table:table-cell>
          <table:table-cell office:value-type="float" office:value="20201102094429">
            <text:p>202011020944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thml-co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thml-core</text:p>
          </table:table-cell>
          <table:table-cell office:value-type="float" office:value="20210814172956">
            <text:p>202108141729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thml-do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thml-docs</text:p>
          </table:table-cell>
          <table:table-cell office:value-type="float" office:value="20220726120618">
            <text:p>202207261206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thml-polyfil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thml-polyfills</text:p>
          </table:table-cell>
          <table:table-cell office:value-type="float" office:value="20230624052838">
            <text:p>202306240528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thonwebpag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thonwebpages</text:p>
          </table:table-cell>
          <table:table-cell office:value-type="float" office:value="20170714154457">
            <text:p>201707141544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turity-mode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aturity-model</text:p>
          </table:table-cell>
          <table:table-cell office:value-type="float" office:value="20220512032747">
            <text:p>202205120327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dn-spec-link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dn-spec-links</text:p>
          </table:table-cell>
          <table:table-cell office:value-type="float" office:value="20200811011643">
            <text:p>202008110116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-cloud-brows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-cloud-browser</text:p>
          </table:table-cell>
          <table:table-cell office:value-type="float" office:value="20180617151429">
            <text:p>201806171514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-media-integration-guidelin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-media-integration-guidelines</text:p>
          </table:table-cell>
          <table:table-cell office:value-type="float" office:value="20201104005242">
            <text:p>202011040052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-media-produc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-media-production</text:p>
          </table:table-cell>
          <table:table-cell office:value-type="float" office:value="20210119222340">
            <text:p>202101192223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-media-timed-ev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-media-timed-events</text:p>
          </table:table-cell>
          <table:table-cell office:value-type="float" office:value="20180617160525">
            <text:p>201806171605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-vis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-vision</text:p>
          </table:table-cell>
          <table:table-cell office:value-type="float" office:value="20210124134024">
            <text:p>202101241340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-accessibility-req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-accessibility-reqs</text:p>
          </table:table-cell>
          <table:table-cell office:value-type="float" office:value="20231019172741">
            <text:p>202310191727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-and-entertainm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-and-entertainment</text:p>
          </table:table-cell>
          <table:table-cell office:value-type="float" office:value="20180617164736">
            <text:p>20180617164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-bundle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-bundle-workshop</text:p>
          </table:table-cell>
          <table:table-cell office:value-type="float" office:value="20201207145344">
            <text:p>202012071453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-capabiliti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-capabilities</text:p>
          </table:table-cell>
          <table:table-cell office:value-type="float" office:value="20200304115505">
            <text:p>202003041155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-playback-qual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-playback-quality</text:p>
          </table:table-cell>
          <table:table-cell office:value-type="float" office:value="20200304115514">
            <text:p>202003041155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-production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-production-workshop</text:p>
          </table:table-cell>
          <table:table-cell office:value-type="string">
            <text:p>commit</text:p>
          </table:table-cell>
          <table:table-cell office:value-type="string">
            <text:p>3540e59a78fb4adab93453b9a2374f8229cb6e7c</text:p>
          </table:table-cell>
          <table:table-cell office:value-type="float" office:value="20221224035711">
            <text:p>202212240357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edia-sourc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-source</text:p>
          </table:table-cell>
          <table:table-cell office:value-type="float" office:value="20160922144531">
            <text:p>201609221445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-web-roadma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-web-roadmap</text:p>
          </table:table-cell>
          <table:table-cell office:value-type="float" office:value="20180617175923">
            <text:p>201806171759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-wg</text:p>
          </table:table-cell>
          <table:table-cell office:value-type="float" office:value="20200304115513">
            <text:p>202003041155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autom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automation</text:p>
          </table:table-cell>
          <table:table-cell office:value-type="string">
            <text:p>pull</text:p>
          </table:table-cell>
          <table:table-cell office:value-type="float" office:value="3">
            <text:p>3</text:p>
          </table:table-cell>
          <table:table-cell office:value-type="float" office:value="20221224035706">
            <text:p>202212240357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ediacapture-depth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depth</text:p>
          </table:table-cell>
          <table:table-cell office:value-type="float" office:value="20170711180742">
            <text:p>201707111807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extens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extensions</text:p>
          </table:table-cell>
          <table:table-cell office:value-type="string">
            <text:p>issues</text:p>
          </table:table-cell>
          <table:table-cell office:value-type="float" office:value="20230511000328">
            <text:p>202305110003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ediacapture-fromelem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fromelement</text:p>
          </table:table-cell>
          <table:table-cell office:value-type="float" office:value="20170924193439">
            <text:p>201709241934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hand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handle</text:p>
          </table:table-cell>
          <table:table-cell office:value-type="float" office:value="20220511044845">
            <text:p>202205110448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imag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image</text:p>
          </table:table-cell>
          <table:table-cell office:value-type="float" office:value="20170714025621">
            <text:p>201707140256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insertable-stream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insertable-streams</text:p>
          </table:table-cell>
          <table:table-cell office:value-type="string">
            <text:p>blob</text:p>
          </table:table-cell>
          <table:table-cell office:value-type="string">
            <text:p>main</text:p>
          </table:table-cell>
          <table:table-cell office:value-type="string">
            <text:p>explainer.md</text:p>
          </table:table-cell>
          <table:table-cell office:value-type="float" office:value="20210127203449">
            <text:p>202101272034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diacapture-mai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main</text:p>
          </table:table-cell>
          <table:table-cell office:value-type="float" office:value="20170715221657">
            <text:p>20170715221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outpu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output</text:p>
          </table:table-cell>
          <table:table-cell office:value-type="float" office:value="20170715221706">
            <text:p>201707152217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reco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record</text:p>
          </table:table-cell>
          <table:table-cell office:value-type="float" office:value="20170714012820">
            <text:p>201707140128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reg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region</text:p>
          </table:table-cell>
          <table:table-cell office:value-type="float" office:value="20220206003634">
            <text:p>202202060036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scenario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scenarios</text:p>
          </table:table-cell>
          <table:table-cell office:value-type="float" office:value="20180611023941">
            <text:p>201806110239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screen-sha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screen-share</text:p>
          </table:table-cell>
          <table:table-cell office:value-type="float" office:value="20170924193443">
            <text:p>201709241934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transfor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transform</text:p>
          </table:table-cell>
          <table:table-cell office:value-type="float" office:value="20210702123227">
            <text:p>202107021232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viewpor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viewport</text:p>
          </table:table-cell>
          <table:table-cell office:value-type="float" office:value="20220524130111">
            <text:p>202205241301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apture-wor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apture-worker</text:p>
          </table:table-cell>
          <table:table-cell office:value-type="float" office:value="20170718094134">
            <text:p>201707180941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contro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control</text:p>
          </table:table-cell>
          <table:table-cell office:value-type="float" office:value="20180611000114">
            <text:p>201806110001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rtc-roadmap-u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rtc-roadmap-ui</text:p>
          </table:table-cell>
          <table:table-cell office:value-type="float" office:value="20200912171454">
            <text:p>202009121714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diasess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diasession</text:p>
          </table:table-cell>
          <table:table-cell office:value-type="float" office:value="20200304115530">
            <text:p>202003041155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eting-templa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eting-template</text:p>
          </table:table-cell>
          <table:table-cell office:value-type="float" office:value="20230810053721">
            <text:p>202308100537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rchantb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rchantbg</text:p>
          </table:table-cell>
          <table:table-cell office:value-type="float" office:value="20201101024302">
            <text:p>202011010243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erchant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erchantcg</text:p>
          </table:table-cell>
          <table:table-cell office:value-type="float" office:value="20221219140630">
            <text:p>202212191406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croda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crodata</text:p>
          </table:table-cell>
          <table:table-cell office:value-type="float" office:value="20170714024020">
            <text:p>201707140240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crodata-rd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crodata-rdf</text:p>
          </table:table-cell>
          <table:table-cell office:value-type="float" office:value="20170714035438">
            <text:p>201707140354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cropu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cropub</text:p>
          </table:table-cell>
          <table:table-cell office:value-type="float" office:value="20170713071603">
            <text:p>201707130716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dga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dgard</text:p>
          </table:table-cell>
          <table:table-cell office:value-type="float" office:value="20180611022654">
            <text:p>201806110226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-app-white-pap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-app-white-paper</text:p>
          </table:table-cell>
          <table:table-cell office:value-type="float" office:value="20200906163206">
            <text:p>202009061632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</text:p>
          </table:table-cell>
          <table:table-cell office:value-type="float" office:value="20201101074153">
            <text:p>202011010741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address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addressing</text:p>
          </table:table-cell>
          <table:table-cell office:value-type="float" office:value="20220310194046">
            <text:p>202203101940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compon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components</text:p>
          </table:table-cell>
          <table:table-cell office:value-type="float" office:value="20221103103556">
            <text:p>202211031035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do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docs</text:p>
          </table:table-cell>
          <table:table-cell office:value-type="float" office:value="20221103104216">
            <text:p>202211031042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io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iot</text:p>
          </table:table-cell>
          <table:table-cell office:value-type="float" office:value="20221103103556">
            <text:p>202211031035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lifecyc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lifecycle</text:p>
          </table:table-cell>
          <table:table-cell office:value-type="float" office:value="20210616044607">
            <text:p>202106160446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manif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manifest</text:p>
          </table:table-cell>
          <table:table-cell office:value-type="float" office:value="20210511112511">
            <text:p>202105111125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packag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packaging</text:p>
          </table:table-cell>
          <table:table-cell office:value-type="float" office:value="20211130182625">
            <text:p>202111301826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tests</text:p>
          </table:table-cell>
          <table:table-cell office:value-type="float" office:value="20221103103521">
            <text:p>202211031035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tpac-2022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tpac-2022</text:p>
          </table:table-cell>
          <table:table-cell office:value-type="float" office:value="20221103104210">
            <text:p>202211031042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white-pap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white-paper</text:p>
          </table:table-cell>
          <table:table-cell office:value-type="float" office:value="20221103103512">
            <text:p>202211031035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niapp-widge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niapp-widget</text:p>
          </table:table-cell>
          <table:table-cell office:value-type="float" office:value="20220309132859">
            <text:p>202203091328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xedreal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ixedreality</text:p>
          </table:table-cell>
          <table:table-cell office:value-type="float" office:value="20170714191836">
            <text:p>201707141918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lreq</text:p>
          </table:table-cell>
          <table:table-cell office:value-type="float" office:value="20170922183419">
            <text:p>201709221834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lw-metadata-us-imp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lw-metadata-us-impl</text:p>
          </table:table-cell>
          <table:table-cell office:value-type="float" office:value="20170714012716">
            <text:p>201707140127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m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mi</text:p>
          </table:table-cell>
          <table:table-cell office:value-type="float" office:value="20180612221312">
            <text:p>201806122213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mi-discove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mi-discovery</text:p>
          </table:table-cell>
          <table:table-cell office:value-type="float" office:value="20180611013707">
            <text:p>201806110137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nx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nx</text:p>
          </table:table-cell>
          <table:table-cell office:value-type="float" office:value="20170713095531">
            <text:p>201707130955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nxconve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nxconverter</text:p>
          </table:table-cell>
          <table:table-cell office:value-type="float" office:value="20200705015819">
            <text:p>202007050158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bile-a11y-extens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obile-a11y-extension</text:p>
          </table:table-cell>
          <table:table-cell office:value-type="float" office:value="20170718213833">
            <text:p>201707182138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bile-a11y-tf-no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obile-a11y-tf-note</text:p>
          </table:table-cell>
          <table:table-cell office:value-type="float" office:value="20170715221648">
            <text:p>201707152216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bile-chec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obile-checker</text:p>
          </table:table-cell>
          <table:table-cell office:value-type="float" office:value="20150812023738">
            <text:p>201508120237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bile-web-browser-emulat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obile-web-browser-emulator</text:p>
          </table:table-cell>
          <table:table-cell office:value-type="float" office:value="20160406211244">
            <text:p>201604062112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dern-tool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odern-tooling</text:p>
          </table:table-cell>
          <table:table-cell office:value-type="float" office:value="20170716041010">
            <text:p>201707160410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tion-path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otion-path</text:p>
          </table:table-cell>
          <table:table-cell office:value-type="float" office:value="20180611013344">
            <text:p>201806110133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tion-senso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otion-sensors</text:p>
          </table:table-cell>
          <table:table-cell office:value-type="float" office:value="20170714035730">
            <text:p>201707140357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se-byte-stream-format-mpeg-audi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se-byte-stream-format-mpeg-audio</text:p>
          </table:table-cell>
          <table:table-cell office:value-type="float" office:value="20211227082229">
            <text:p>202112270822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st-content-hi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st-content-hint</text:p>
          </table:table-cell>
          <table:table-cell office:value-type="float" office:value="20180612212722">
            <text:p>201806122127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ulticast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ulticast-cg</text:p>
          </table:table-cell>
          <table:table-cell office:value-type="float" office:value="20220705094829">
            <text:p>202207050948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usicx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musicxml</text:p>
          </table:table-cell>
          <table:table-cell office:value-type="float" office:value="20170713095529">
            <text:p>201707130955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3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3</text:p>
          </table:table-cell>
          <table:table-cell office:value-type="float" office:value="20201021155555">
            <text:p>20201021155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au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aur</text:p>
          </table:table-cell>
          <table:table-cell office:value-type="float" office:value="20230623234340">
            <text:p>202306232343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avigation-ti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avigation-timing</text:p>
          </table:table-cell>
          <table:table-cell office:value-type="float" office:value="20160103010038">
            <text:p>201601030100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t-mai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et-maint</text:p>
          </table:table-cell>
          <table:table-cell office:value-type="float" office:value="20231019113310">
            <text:p>202310191133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tinf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etinfo</text:p>
          </table:table-cell>
          <table:table-cell office:value-type="float" office:value="20170715221700">
            <text:p>201707152217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twork-error-logg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etwork-error-logging</text:p>
          </table:table-cell>
          <table:table-cell office:value-type="float" office:value="20170711181107">
            <text:p>201707111811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ew-guid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ew-guide</text:p>
          </table:table-cell>
          <table:table-cell office:value-type="float" office:value="20201220100349">
            <text:p>202012201003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f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fc</text:p>
          </table:table-cell>
          <table:table-cell office:value-type="float" office:value="20170717095704">
            <text:p>201707170957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de-linkchec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ode-linkchecker</text:p>
          </table:table-cell>
          <table:table-cell office:value-type="float" office:value="20180611160349">
            <text:p>201806111603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de-w3c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ode-w3capi</text:p>
          </table:table-cell>
          <table:table-cell office:value-type="float" office:value="20180627191235">
            <text:p>2018062719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dej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odejs</text:p>
          </table:table-cell>
          <table:table-cell office:value-type="float" office:value="20201227085109">
            <text:p>202012270851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ote-respec-repo-templa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note-respec-repo-template</text:p>
          </table:table-cell>
          <table:table-cell office:value-type="float" office:value="20201210172148">
            <text:p>202012101721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dr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drl</text:p>
          </table:table-cell>
          <table:table-cell office:value-type="float" office:value="20180627191553">
            <text:p>201806271915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le</text:p>
          </table:table-cell>
          <table:table-cell office:value-type="float" office:value="20180612185243">
            <text:p>201806121852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m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mn</text:p>
          </table:table-cell>
          <table:table-cell office:value-type="float" office:value="20170713094941">
            <text:p>201707130949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nboard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nboarding</text:p>
          </table:table-cell>
          <table:table-cell office:value-type="float" office:value="20230714021009">
            <text:p>202307140210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nline-spellchecker-p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nline-spellchecker-py</text:p>
          </table:table-cell>
          <table:table-cell office:value-type="float" office:value="20201108013511">
            <text:p>202011080135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penscreenprotoco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penscreenprotocol</text:p>
          </table:table-cell>
          <table:table-cell office:value-type="float" office:value="20200416020019">
            <text:p>202004160200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pentrack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pentrack-cg</text:p>
          </table:table-cell>
          <table:table-cell office:value-type="float" office:value="20170714061529">
            <text:p>201707140615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rcid_in_respe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rcid_in_respec</text:p>
          </table:table-cell>
          <table:table-cell office:value-type="float" office:value="20180617133830">
            <text:p>201806171338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rientation-sens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rientation-sensor</text:p>
          </table:table-cell>
          <table:table-cell office:value-type="float" office:value="20170714035734">
            <text:p>201707140357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rt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rtc</text:p>
          </table:table-cell>
          <table:table-cell office:value-type="float" office:value="20170718104644">
            <text:p>201707181046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ss-rela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oss-relations</text:p>
          </table:table-cell>
          <table:table-cell office:value-type="float" office:value="20230331055547">
            <text:p>202303310555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2p-webtranspor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2p-webtransport</text:p>
          </table:table-cell>
          <table:table-cell office:value-type="float" office:value="20210523235532">
            <text:p>202105232355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ckaged-webapp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ckaged-webapps</text:p>
          </table:table-cell>
          <table:table-cell office:value-type="float" office:value="20180611031842">
            <text:p>201806110318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ge-visibil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ge-visibility</text:p>
          </table:table-cell>
          <table:table-cell office:value-type="float" office:value="20170713063922">
            <text:p>201707130639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int-ti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int-timing</text:p>
          </table:table-cell>
          <table:table-cell office:value-type="float" office:value="20180612215041">
            <text:p>201806122150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tch-subset-incxf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tch-subset-incxfer</text:p>
          </table:table-cell>
          <table:table-cell office:value-type="float" office:value="20230320130347">
            <text:p>202303201303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yment-accessibility-req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yment-accessibility-reqs</text:p>
          </table:table-cell>
          <table:table-cell office:value-type="float" office:value="20231001131646">
            <text:p>202310011316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yment-handl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yment-handler</text:p>
          </table:table-cell>
          <table:table-cell office:value-type="float" office:value="20170714010252">
            <text:p>201707140102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yment-method-basic-ca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yment-method-basic-card</text:p>
          </table:table-cell>
          <table:table-cell office:value-type="float" office:value="20180612222333">
            <text:p>201806122223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yment-method-credit-transf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yment-method-credit-transfer</text:p>
          </table:table-cell>
          <table:table-cell office:value-type="float" office:value="20180612214720">
            <text:p>201806122147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yment-method-i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yment-method-id</text:p>
          </table:table-cell>
          <table:table-cell office:value-type="float" office:value="20170820005313">
            <text:p>201708200053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yment-method-manif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yment-method-manifest</text:p>
          </table:table-cell>
          <table:table-cell office:value-type="float" office:value="20180613005627">
            <text:p>201806130056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yment-method-pisp-credi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yment-method-pisp-credit</text:p>
          </table:table-cell>
          <table:table-cell office:value-type="float" office:value="20180617150418">
            <text:p>201806171504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yment-requ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yment-request</text:p>
          </table:table-cell>
          <table:table-cell office:value-type="float" office:value="20170820042614">
            <text:p>201708200426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ayment-request-inf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ayment-request-info</text:p>
          </table:table-cell>
          <table:table-cell office:value-type="float" office:value="20170716061710">
            <text:p>201707160617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rf-security-privac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erf-security-privacy</text:p>
          </table:table-cell>
          <table:table-cell office:value-type="float" office:value="20180612211551">
            <text:p>201806122115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rf-timing-prim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erf-timing-primer</text:p>
          </table:table-cell>
          <table:table-cell office:value-type="float" office:value="20180612195520">
            <text:p>201806121955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rformance-timelin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erformance-timeline</text:p>
          </table:table-cell>
          <table:table-cell office:value-type="float" office:value="20170713064032">
            <text:p>201707130640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rmiss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ermissions</text:p>
          </table:table-cell>
          <table:table-cell office:value-type="float" office:value="20170714035922">
            <text:p>201707140359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rmissions-ws-2018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ermissions-ws-2018</text:p>
          </table:table-cell>
          <table:table-cell office:value-type="float" office:value="20201120091907">
            <text:p>202011200919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rmissions-ws-2022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ermissions-ws-2022</text:p>
          </table:table-cell>
          <table:table-cell office:value-type="float" office:value="20230208122116">
            <text:p>202302081221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ersonalization-semanti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ersonalization-semantics</text:p>
          </table:table-cell>
          <table:table-cell office:value-type="float" office:value="20170718213645">
            <text:p>201707182136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f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fe</text:p>
          </table:table-cell>
          <table:table-cell office:value-type="float" office:value="20210125054027">
            <text:p>202101250540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fe-analysi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fe-analysis</text:p>
          </table:table-cell>
          <table:table-cell office:value-type="float" office:value="20210102091643">
            <text:p>202101020916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f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fwg</text:p>
          </table:table-cell>
          <table:table-cell office:value-type="float" office:value="20170715235440">
            <text:p>201707152354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hem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heme</text:p>
          </table:table-cell>
          <table:table-cell office:value-type="float" office:value="20180611002857">
            <text:p>201806110028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cture-in-pictu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icture-in-picture</text:p>
          </table:table-cell>
          <table:table-cell office:value-type="float" office:value="20191010085227">
            <text:p>201910100852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ing</text:p>
          </table:table-cell>
          <table:table-cell office:value-type="float" office:value="20170716122310">
            <text:p>201707161223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ng-security-questionnai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ing-security-questionnaire</text:p>
          </table:table-cell>
          <table:table-cell office:value-type="float" office:value="20180627081950">
            <text:p>201806270819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ng-hdr-p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ng-hdr-pq</text:p>
          </table:table-cell>
          <table:table-cell office:value-type="float" office:value="20170715022527">
            <text:p>201707150225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ng-spe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ng-spec</text:p>
          </table:table-cell>
          <table:table-cell office:value-type="float" office:value="20211201065718">
            <text:p>202112010657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oe</text:p>
          </table:table-cell>
          <table:table-cell office:value-type="float" office:value="20170714012953">
            <text:p>20170714012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interev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ointerevents</text:p>
          </table:table-cell>
          <table:table-cell office:value-type="float" office:value="20160402075802">
            <text:p>201604020758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ointerlo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ointerlock</text:p>
          </table:table-cell>
          <table:table-cell office:value-type="float" office:value="20170713062524">
            <text:p>201707130625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buildbo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buildbot</text:p>
          </table:table-cell>
          <table:table-cell office:value-type="float" office:value="20180613023654">
            <text:p>201806130236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defined-counter-styl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edefined-counter-styles</text:p>
          </table:table-cell>
          <table:table-cell office:value-type="float" office:value="20170714022018">
            <text:p>201707140220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loa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eload</text:p>
          </table:table-cell>
          <table:table-cell office:value-type="float" office:value="20170713072938">
            <text:p>201707130729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entation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esentation-api</text:p>
          </table:table-cell>
          <table:table-cell office:value-type="float" office:value="20170713002303">
            <text:p>201707130023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esentation-view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esentation-viewer</text:p>
          </table:table-cell>
          <table:table-cell office:value-type="float" office:value="20200913214528">
            <text:p>202009132145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ivacy-considera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ivacy-considerations</text:p>
          </table:table-cell>
          <table:table-cell office:value-type="float" office:value="20180611012251">
            <text:p>201806110122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of-conneg-test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of-conneg-testing</text:p>
          </table:table-cell>
          <table:table-cell office:value-type="float" office:value="20201217063517">
            <text:p>202012170635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of-voc-re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of-voc-reg</text:p>
          </table:table-cell>
          <table:table-cell office:value-type="float" office:value="20210108234152">
            <text:p>202101082341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onunci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onunciation</text:p>
          </table:table-cell>
          <table:table-cell office:value-type="float" office:value="20210119234145">
            <text:p>202101192341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roxim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roximity</text:p>
          </table:table-cell>
          <table:table-cell office:value-type="float" office:value="20170714035730">
            <text:p>201707140357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-manif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-manifest</text:p>
          </table:table-cell>
          <table:table-cell office:value-type="float" office:value="20201001141730">
            <text:p>202010011417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-voca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-vocab</text:p>
          </table:table-cell>
          <table:table-cell office:value-type="float" office:value="20201130091815">
            <text:p>202011300918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_a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_ack</text:p>
          </table:table-cell>
          <table:table-cell office:value-type="float" office:value="20200920054055">
            <text:p>20200920054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-a11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-a11y</text:p>
          </table:table-cell>
          <table:table-cell office:value-type="float" office:value="20200917033209">
            <text:p>202009170332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-b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-bg</text:p>
          </table:table-cell>
          <table:table-cell office:value-type="float" office:value="20180612235541">
            <text:p>201806122355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-cg</text:p>
          </table:table-cell>
          <table:table-cell office:value-type="float" office:value="20170714043150">
            <text:p>201707140431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-epub-revis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-epub-revision</text:p>
          </table:table-cell>
          <table:table-cell office:value-type="float" office:value="20170716053947">
            <text:p>201707160539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-tests</text:p>
          </table:table-cell>
          <table:table-cell office:value-type="float" office:value="20201124153028">
            <text:p>202011241530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-webina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-webinar</text:p>
          </table:table-cell>
          <table:table-cell office:value-type="float" office:value="20201225055836">
            <text:p>202012250558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-wg</text:p>
          </table:table-cell>
          <table:table-cell office:value-type="float" office:value="20170713080504">
            <text:p>201707130805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ish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ishing</text:p>
          </table:table-cell>
          <table:table-cell office:value-type="float" office:value="20180613033403">
            <text:p>201806130334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blishing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blishingcg</text:p>
          </table:table-cell>
          <table:table-cell office:value-type="float" office:value="20201126222700">
            <text:p>202011262227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ush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ush-api</text:p>
          </table:table-cell>
          <table:table-cell office:value-type="float" office:value="20160402170530">
            <text:p>201604021705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wet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wetf</text:p>
          </table:table-cell>
          <table:table-cell office:value-type="float" office:value="20200721001251">
            <text:p>202007210012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wpu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wpub</text:p>
          </table:table-cell>
          <table:table-cell office:value-type="float" office:value="20201017005258">
            <text:p>202010170052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y-http-handl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y-http-handler</text:p>
          </table:table-cell>
          <table:table-cell office:value-type="float" office:value="20201103194211">
            <text:p>202011031942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ywebsocke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pywebsocket</text:p>
          </table:table-cell>
          <table:table-cell office:value-type="float" office:value="20180611011504">
            <text:p>201806110115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qt3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qt3tests</text:p>
          </table:table-cell>
          <table:table-cell office:value-type="float" office:value="20180617181106">
            <text:p>201806171811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qtspe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qtspecs</text:p>
          </table:table-cell>
          <table:table-cell office:value-type="float" office:value="20201116050559">
            <text:p>202011160505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quota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quota-api</text:p>
          </table:table-cell>
          <table:table-cell office:value-type="float" office:value="20160402115607">
            <text:p>201604021156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angefind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angefinder</text:p>
          </table:table-cell>
          <table:table-cell office:value-type="float" office:value="20180611021700">
            <text:p>201806110217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au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aur</text:p>
          </table:table-cell>
          <table:table-cell office:value-type="float" office:value="20231019172733">
            <text:p>202310191727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ch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ch-wg</text:p>
          </table:table-cell>
          <table:table-cell office:value-type="string">
            <text:p>issues</text:p>
          </table:table-cell>
          <table:table-cell office:value-type="float" office:value="20230705235812">
            <text:p>202307052358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ch-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ch-wg-charter</text:p>
          </table:table-cell>
          <table:table-cell office:value-type="float" office:value="20220718030909">
            <text:p>202207180309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can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canon</text:p>
          </table:table-cell>
          <table:table-cell office:value-type="float" office:value="20221124092959">
            <text:p>202211240929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concep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concepts</text:p>
          </table:table-cell>
          <table:table-cell office:value-type="float" office:value="20230117233554">
            <text:p>20230117233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dir-litera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dir-literal</text:p>
          </table:table-cell>
          <table:table-cell office:value-type="float" office:value="20201105000358">
            <text:p>202011050003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n-quad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n-quads</text:p>
          </table:table-cell>
          <table:table-cell office:value-type="float" office:value="20230516170134">
            <text:p>202305161701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n-tripl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n-triples</text:p>
          </table:table-cell>
          <table:table-cell office:value-type="float" office:value="20230117233554">
            <text:p>20230117233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n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new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prim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primer</text:p>
          </table:table-cell>
          <table:table-cell office:value-type="float" office:value="20230117233554">
            <text:p>20230117233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schem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schema</text:p>
          </table:table-cell>
          <table:table-cell office:value-type="float" office:value="20230516144523">
            <text:p>202305161445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semanti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semantics</text:p>
          </table:table-cell>
          <table:table-cell office:value-type="float" office:value="20230606102244">
            <text:p>202306061022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sta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star</text:p>
          </table:table-cell>
          <table:table-cell office:value-type="float" office:value="20201106115807">
            <text:p>202011061158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star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star-wg</text:p>
          </table:table-cell>
          <table:table-cell office:value-type="string">
            <text:p>blob</text:p>
          </table:table-cell>
          <table:table-cell office:value-type="string">
            <text:p>main</text:p>
          </table:table-cell>
          <table:table-cell office:value-type="string">
            <text:p>docs</text:p>
          </table:table-cell>
          <table:table-cell office:value-type="string">
            <text:p>text-direction.md</text:p>
          </table:table-cell>
          <table:table-cell office:value-type="float" office:value="20231002120919">
            <text:p>202310021209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df-star-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star-wg-charter</text:p>
          </table:table-cell>
          <table:table-cell office:value-type="string">
            <text:p>issues</text:p>
          </table:table-cell>
          <table:table-cell office:value-type="float" office:value="20230218125944">
            <text:p>202302181259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df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tests</text:p>
          </table:table-cell>
          <table:table-cell office:value-type="float" office:value="20160404005625">
            <text:p>201604040056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tri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trig</text:p>
          </table:table-cell>
          <table:table-cell office:value-type="float" office:value="20230516170140">
            <text:p>202305161701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turt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turtle</text:p>
          </table:table-cell>
          <table:table-cell office:value-type="float" office:value="20230516170045">
            <text:p>202305161700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uc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ucr</text:p>
          </table:table-cell>
          <table:table-cell office:value-type="float" office:value="20231017083229">
            <text:p>202310170832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-x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-xml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12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12-overview</text:p>
          </table:table-cell>
          <table:table-cell office:value-type="float" office:value="20221221153748">
            <text:p>202212211537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a-md-servic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a-md-service</text:p>
          </table:table-cell>
          <table:table-cell office:value-type="float" office:value="20180613013726">
            <text:p>201806130137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dfvalidator-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dfvalidator-ng</text:p>
          </table:table-cell>
          <table:table-cell office:value-type="float" office:value="20170714000221">
            <text:p>201707140002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ff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ffy</text:p>
          </table:table-cell>
          <table:table-cell office:value-type="float" office:value="20210211125347">
            <text:p>202102111253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mote-meeting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mote-meetings</text:p>
          </table:table-cell>
          <table:table-cell office:value-type="float" office:value="20231017215907">
            <text:p>202310172159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mote-playba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mote-playback</text:p>
          </table:table-cell>
          <table:table-cell office:value-type="float" office:value="20160403225932">
            <text:p>201604032259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port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porting</text:p>
          </table:table-cell>
          <table:table-cell office:value-type="float" office:value="20180612204809">
            <text:p>201806122048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questidlecallba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questidlecallback</text:p>
          </table:table-cell>
          <table:table-cell office:value-type="float" office:value="20170713063928">
            <text:p>201707130639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ource-hi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source-hints</text:p>
          </table:table-cell>
          <table:table-cell office:value-type="float" office:value="20170713073022">
            <text:p>201707130730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ource-ti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source-timing</text:p>
          </table:table-cell>
          <table:table-cell office:value-type="float" office:value="20170713063403">
            <text:p>201707130634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pe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spec</text:p>
          </table:table-cell>
          <table:table-cell office:value-type="float" office:value="20170430112012">
            <text:p>201704301120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pec-do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spec-docs</text:p>
          </table:table-cell>
          <table:table-cell office:value-type="float" office:value="20180611002306">
            <text:p>201806110023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pec-hlj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spec-hljs</text:p>
          </table:table-cell>
          <table:table-cell office:value-type="float" office:value="20201202013911">
            <text:p>202012020139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pec-w3c-auto-publish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spec-w3c-auto-publish</text:p>
          </table:table-cell>
          <table:table-cell office:value-type="float" office:value="20200929233901">
            <text:p>202009292339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espec-web-servi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espec-web-services</text:p>
          </table:table-cell>
          <table:table-cell office:value-type="float" office:value="20221202073528">
            <text:p>202212020735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ocke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ocket</text:p>
          </table:table-cell>
          <table:table-cell office:value-type="float" office:value="20180611013211">
            <text:p>201806110132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qt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qtf</text:p>
          </table:table-cell>
          <table:table-cell office:value-type="float" office:value="20170717113855">
            <text:p>201707171138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uby-t2s-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ruby-t2s-req</text:p>
          </table:table-cell>
          <table:table-cell office:value-type="float" office:value="20220809042812">
            <text:p>202208090428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akur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akura</text:p>
          </table:table-cell>
          <table:table-cell office:value-type="float" office:value="20180627191548">
            <text:p>201806271915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au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aur</text:p>
          </table:table-cell>
          <table:table-cell office:value-type="float" office:value="20231001131918">
            <text:p>202310011319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holarly-ht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cholarly-html</text:p>
          </table:table-cell>
          <table:table-cell office:value-type="float" office:value="20170714130048">
            <text:p>201707141300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reen-fol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creen-fold</text:p>
          </table:table-cell>
          <table:table-cell office:value-type="float" office:value="20201217080604">
            <text:p>202012170806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reen-orient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creen-orientation</text:p>
          </table:table-cell>
          <table:table-cell office:value-type="float" office:value="20170711183358">
            <text:p>201707111833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reen-wake-lo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creen-wake-lock</text:p>
          </table:table-cell>
          <table:table-cell office:value-type="float" office:value="20210130152534">
            <text:p>202101301525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rib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cribe</text:p>
          </table:table-cell>
          <table:table-cell office:value-type="float" office:value="20200213190538">
            <text:p>202002131905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ribe2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cribe2</text:p>
          </table:table-cell>
          <table:table-cell office:value-type="float" office:value="20201001161226">
            <text:p>202010011612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cribej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cribejs</text:p>
          </table:table-cell>
          <table:table-cell office:value-type="float" office:value="20201005225707">
            <text:p>202010052257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d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dw</text:p>
          </table:table-cell>
          <table:table-cell office:value-type="float" office:value="20170713023402">
            <text:p>201707130234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a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alreq</text:p>
          </table:table-cell>
          <table:table-cell office:value-type="float" office:value="20180617133912">
            <text:p>201806171339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condscreen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condscreen-charter</text:p>
          </table:table-cell>
          <table:table-cell office:value-type="float" office:value="20180617151716">
            <text:p>201806171517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condscreen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condscreen-wg</text:p>
          </table:table-cell>
          <table:table-cell office:value-type="float" office:value="20201026164615">
            <text:p>202010261646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cure-payment-confirm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cure-payment-confirmation</text:p>
          </table:table-cell>
          <table:table-cell office:value-type="float" office:value="20210508053924">
            <text:p>202105080539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cure-the-web-forward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cure-the-web-forward-workshop</text:p>
          </table:table-cell>
          <table:table-cell office:value-type="float" office:value="20230320123138">
            <text:p>202303201231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curity-disclosu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curity-disclosure</text:p>
          </table:table-cell>
          <table:table-cell office:value-type="float" office:value="20170625152745">
            <text:p>201706251527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curity-requ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curity-request</text:p>
          </table:table-cell>
          <table:table-cell office:value-type="string">
            <text:p>issues</text:p>
          </table:table-cell>
          <table:table-cell office:value-type="float" office:value="43">
            <text:p>43</text:p>
          </table:table-cell>
          <table:table-cell office:value-type="float" office:value="20230601123446">
            <text:p>202306011234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curity-re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curity-review</text:p>
          </table:table-cell>
          <table:table-cell office:value-type="float" office:value="20200914031055">
            <text:p>20200914031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lection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lection-api</text:p>
          </table:table-cell>
          <table:table-cell office:value-type="float" office:value="20160406195713">
            <text:p>201604061957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nso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nsors</text:p>
          </table:table-cell>
          <table:table-cell office:value-type="float" office:value="20170714033324">
            <text:p>201707140333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rver-ti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rver-timing</text:p>
          </table:table-cell>
          <table:table-cell office:value-type="float" office:value="20170714013324">
            <text:p>201707140133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rvice-workers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rvice-workers-wg</text:p>
          </table:table-cell>
          <table:table-cell office:value-type="float" office:value="20180617174927">
            <text:p>201806171749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rvicewor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rviceworker</text:p>
          </table:table-cell>
          <table:table-cell office:value-type="float" office:value="20161004165509">
            <text:p>201610041655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timmedia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etimmediate</text:p>
          </table:table-cell>
          <table:table-cell office:value-type="float" office:value="20180611112925">
            <text:p>201806111129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hac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hacl</text:p>
          </table:table-cell>
          <table:table-cell office:value-type="float" office:value="20170820005331">
            <text:p>201708200053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hare-ps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hare-psi</text:p>
          </table:table-cell>
          <table:table-cell office:value-type="float" office:value="20170717091659">
            <text:p>201707170916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hex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hex</text:p>
          </table:table-cell>
          <table:table-cell office:value-type="float" office:value="20180611023220">
            <text:p>201806110232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ilv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ilver</text:p>
          </table:table-cell>
          <table:table-cell office:value-type="float" office:value="20180617175122">
            <text:p>201806171751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imple-rub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imple-ruby</text:p>
          </table:table-cell>
          <table:table-cell office:value-type="float" office:value="20201221053129">
            <text:p>202012210531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artcities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martcities-workshop</text:p>
          </table:table-cell>
          <table:table-cell office:value-type="float" office:value="20210805160020">
            <text:p>202108051600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uf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mufl</text:p>
          </table:table-cell>
          <table:table-cell office:value-type="float" office:value="20170224211555">
            <text:p>20170224211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napshot-generat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napshot-generator</text:p>
          </table:table-cell>
          <table:table-cell office:value-type="float" office:value="20201003190931">
            <text:p>202010031909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ocial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ocialwg</text:p>
          </table:table-cell>
          <table:table-cell office:value-type="float" office:value="20210117090743">
            <text:p>202101170907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12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12</text:p>
          </table:table-cell>
          <table:table-cell office:value-type="float" office:value="20190404110342">
            <text:p>201904041103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concep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concepts</text:p>
          </table:table-cell>
          <table:table-cell office:value-type="float" office:value="20230117233547">
            <text:p>202301172335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dev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dev</text:p>
          </table:table-cell>
          <table:table-cell office:value-type="string">
            <text:p>issues</text:p>
          </table:table-cell>
          <table:table-cell office:value-type="float" office:value="70">
            <text:p>70</text:p>
          </table:table-cell>
          <table:table-cell office:value-type="float" office:value="20231027171924">
            <text:p>202310271719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parql-entailm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entailment</text:p>
          </table:table-cell>
          <table:table-cell office:value-type="float" office:value="20230117233553">
            <text:p>202301172335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exi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exists</text:p>
          </table:table-cell>
          <table:table-cell office:value-type="float" office:value="20210124232441">
            <text:p>202101242324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federated-que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federated-query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graph-store-protoco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graph-store-protocol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n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new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protoco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protocol</text:p>
          </table:table-cell>
          <table:table-cell office:value-type="float" office:value="20230117233554">
            <text:p>20230117233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que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query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results-csv-tsv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results-csv-tsv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results-js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results-json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results-x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results-xml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service-descrip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service-description</text:p>
          </table:table-cell>
          <table:table-cell office:value-type="float" office:value="20230117233555">
            <text:p>202301172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arql-upda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arql-update</text:p>
          </table:table-cell>
          <table:table-cell office:value-type="float" office:value="20230117233556">
            <text:p>202301172335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ec-dashboa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ec-dashboard</text:p>
          </table:table-cell>
          <table:table-cell office:value-type="float" office:value="20170820005647">
            <text:p>201708200056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ec-famili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ec-families</text:p>
          </table:table-cell>
          <table:table-cell office:value-type="string">
            <text:p>blob</text:p>
          </table:table-cell>
          <table:table-cell office:value-type="string">
            <text:p>main</text:p>
          </table:table-cell>
          <table:table-cell office:value-type="string">
            <text:p>families.json</text:p>
          </table:table-cell>
          <table:table-cell office:value-type="float" office:value="20231017212533">
            <text:p>202310172125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pec-generat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ec-generator</text:p>
          </table:table-cell>
          <table:table-cell office:value-type="float" office:value="20180611011724">
            <text:p>201806110117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ec-pro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ec-prod</text:p>
          </table:table-cell>
          <table:table-cell office:value-type="float" office:value="20221111204111">
            <text:p>202211112041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ec-releas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ec-releases</text:p>
          </table:table-cell>
          <table:table-cell office:value-type="float" office:value="20180612221235">
            <text:p>2018061222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ecberu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ecberus</text:p>
          </table:table-cell>
          <table:table-cell office:value-type="float" office:value="20170716041343">
            <text:p>201707160413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eech-synthesis11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eech-synthesis11</text:p>
          </table:table-cell>
          <table:table-cell office:value-type="float" office:value="20220615084137">
            <text:p>202206150841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por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pork</text:p>
          </table:table-cell>
          <table:table-cell office:value-type="float" office:value="20160402124456">
            <text:p>201604021244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r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rc</text:p>
          </table:table-cell>
          <table:table-cell office:value-type="float" office:value="20201104043718">
            <text:p>202011040437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ckoverflo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tackoverflow</text:p>
          </table:table-cell>
          <table:table-cell office:value-type="float" office:value="20221126103341">
            <text:p>202211261033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s-tra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tandards-track</text:p>
          </table:table-cell>
          <table:table-cell office:value-type="float" office:value="20180109233635">
            <text:p>201801092336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ticrang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taticrange</text:p>
          </table:table-cell>
          <table:table-cell office:value-type="float" office:value="20180612234528">
            <text:p>201806122345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rateg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trategy</text:p>
          </table:table-cell>
          <table:table-cell office:value-type="float" office:value="20180612221322">
            <text:p>201806122213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reams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treams-api</text:p>
          </table:table-cell>
          <table:table-cell office:value-type="float" office:value="20180611113715">
            <text:p>201806111137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ring-me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tring-meta</text:p>
          </table:table-cell>
          <table:table-cell office:value-type="float" office:value="20170923064858">
            <text:p>201709230648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ring-search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tring-search</text:p>
          </table:table-cell>
          <table:table-cell office:value-type="float" office:value="20170923064532">
            <text:p>201709230645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rong-authentication-and-identity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trong-authentication-and-identity-workshop</text:p>
          </table:table-cell>
          <table:table-cell office:value-type="float" office:value="20201120045022">
            <text:p>202011200450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rud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trudy</text:p>
          </table:table-cell>
          <table:table-cell office:value-type="float" office:value="20220819111822">
            <text:p>202208191118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ublin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ubline</text:p>
          </table:table-cell>
          <table:table-cell office:value-type="float" office:value="20160405044938">
            <text:p>201604050449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ustywe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ustyweb</text:p>
          </table:table-cell>
          <table:table-cell office:value-type="float" office:value="20230626094928">
            <text:p>202306260949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vg-aa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vg-aam</text:p>
          </table:table-cell>
          <table:table-cell office:value-type="float" office:value="20180627114452">
            <text:p>201806271144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vg-ar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vg-aria</text:p>
          </table:table-cell>
          <table:table-cell office:value-type="float" office:value="20180611152334">
            <text:p>201806111523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vg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vgwg</text:p>
          </table:table-cell>
          <table:table-cell office:value-type="float" office:value="20160116160120">
            <text:p>201601161601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wi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wig</text:p>
          </table:table-cell>
          <table:table-cell office:value-type="float" office:value="20180612200337">
            <text:p>201806122003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ync-media-pu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ync-media-pub</text:p>
          </table:table-cell>
          <table:table-cell office:value-type="float" office:value="20180627104907">
            <text:p>201806271049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ystem-wake-lo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system-wake-lock</text:p>
          </table:table-cell>
          <table:table-cell office:value-type="float" office:value="20200806011651">
            <text:p>202008060116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dm-reservation-protoco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dm-reservation-protocol</text:p>
          </table:table-cell>
          <table:table-cell office:value-type="float" office:value="20210528092840">
            <text:p>202105280928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st-resul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est-results</text:p>
          </table:table-cell>
          <table:table-cell office:value-type="float" office:value="20160404140124">
            <text:p>201604041401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stharness.j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estharness.js</text:p>
          </table:table-cell>
          <table:table-cell office:value-type="float" office:value="20140807025355">
            <text:p>201408070253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sting-how-t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esting-how-to</text:p>
          </table:table-cell>
          <table:table-cell office:value-type="float" office:value="20160402183824">
            <text:p>201604021838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sting-task-for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esting-task-forces</text:p>
          </table:table-cell>
          <table:table-cell office:value-type="float" office:value="20180610233538">
            <text:p>201806102335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sttwf-spe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esttwf-specs</text:p>
          </table:table-cell>
          <table:table-cell office:value-type="float" office:value="20180611003343">
            <text:p>201806110033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sttwf-webs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esttwf-website</text:p>
          </table:table-cell>
          <table:table-cell office:value-type="float" office:value="20160402130005">
            <text:p>201604021300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sttwf-website-sr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esttwf-website-src</text:p>
          </table:table-cell>
          <table:table-cell office:value-type="float" office:value="20160404140041">
            <text:p>201604041400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xt_direction_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ext_direction_tests</text:p>
          </table:table-cell>
          <table:table-cell office:value-type="float" office:value="20201209233551">
            <text:p>202012092335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e-libra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he-library</text:p>
          </table:table-cell>
          <table:table-cell office:value-type="float" office:value="20160406144955">
            <text:p>20160406144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hird-party-resources-check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hird-party-resources-checker</text:p>
          </table:table-cell>
          <table:table-cell office:value-type="float" office:value="20180611003603">
            <text:p>201806110036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idy-html5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idy-html5</text:p>
          </table:table-cell>
          <table:table-cell office:value-type="float" office:value="20130821003453">
            <text:p>201308210034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ime-series-and-spatial-da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ime-series-and-spatial-data</text:p>
          </table:table-cell>
          <table:table-cell office:value-type="float" office:value="20200929070618">
            <text:p>202009290706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imed-text-dashboa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imed-text-dashboard</text:p>
          </table:table-cell>
          <table:table-cell office:value-type="float" office:value="20180611151333">
            <text:p>201806111513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imezon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imezone</text:p>
          </table:table-cell>
          <table:table-cell office:value-type="float" office:value="20221224210458">
            <text:p>20221224210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iming-entrytypes-regist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iming-entrytypes-registry</text:p>
          </table:table-cell>
          <table:table-cell office:value-type="float" office:value="20201001232828">
            <text:p>202010012328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lreq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lreq</text:p>
          </table:table-cell>
          <table:table-cell office:value-type="float" office:value="20170820005520">
            <text:p>201708200055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c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occ</text:p>
          </table:table-cell>
          <table:table-cell office:value-type="float" office:value="20200919232901">
            <text:p>202009192329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kyo18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okyo18-workshop</text:p>
          </table:table-cell>
          <table:table-cell office:value-type="float" office:value="20201013130410">
            <text:p>202010131304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ols-repo-templa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ools-repo-template</text:p>
          </table:table-cell>
          <table:table-cell office:value-type="float" office:value="20200904235640">
            <text:p>202009042356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ouch-ev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ouch-events</text:p>
          </table:table-cell>
          <table:table-cell office:value-type="float" office:value="20170717192845">
            <text:p>201707171928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pac-breakou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pac-breakouts</text:p>
          </table:table-cell>
          <table:table-cell office:value-type="float" office:value="20201102132931">
            <text:p>202011021329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pac2016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pac2016</text:p>
          </table:table-cell>
          <table:table-cell office:value-type="float" office:value="20180612221917">
            <text:p>201806122219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pac2022-health-rul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pac2022-health-rules</text:p>
          </table:table-cell>
          <table:table-cell office:value-type="float" office:value="20230715033015">
            <text:p>202307150330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pac2023-breakou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pac2023-breakouts</text:p>
          </table:table-cell>
          <table:table-cell office:value-type="float" office:value="20230706002026">
            <text:p>20230706002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-desig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-design</text:p>
          </table:table-cell>
          <table:table-cell office:value-type="float" office:value="20170716041310">
            <text:p>201707160413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-link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-links</text:p>
          </table:table-cell>
          <table:table-cell office:value-type="float" office:value="20180613063833">
            <text:p>201806130638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-pag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-pages</text:p>
          </table:table-cell>
          <table:table-cell office:value-type="float" office:value="20180613062128">
            <text:p>201806130621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ce-contex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ce-context</text:p>
          </table:table-cell>
          <table:table-cell office:value-type="float" office:value="20190105095034">
            <text:p>201901050950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ce-context-amq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ce-context-amqp</text:p>
          </table:table-cell>
          <table:table-cell office:value-type="float" office:value="20201205003616">
            <text:p>202012050036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ce-context-bina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ce-context-binary</text:p>
          </table:table-cell>
          <table:table-cell office:value-type="float" office:value="20201219094853">
            <text:p>202012190948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ce-context-mqt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ce-context-mqtt</text:p>
          </table:table-cell>
          <table:table-cell office:value-type="float" office:value="20201017234512">
            <text:p>202010172345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ce-context-protocols-regist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ce-context-protocols-registry</text:p>
          </table:table-cell>
          <table:table-cell office:value-type="float" office:value="20201029110954">
            <text:p>202010291109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ce-interchange-forma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ce-interchange-format</text:p>
          </table:table-cell>
          <table:table-cell office:value-type="float" office:value="20200919114155">
            <text:p>202009191141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ce-response-heade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ce-response-headers</text:p>
          </table:table-cell>
          <table:table-cell office:value-type="float" office:value="20200920015704">
            <text:p>202009200157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ce-state-ids-regist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ce-state-ids-registry</text:p>
          </table:table-cell>
          <table:table-cell office:value-type="float" office:value="20200905070629">
            <text:p>202009050706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nsition-issues-bo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nsition-issues-bot</text:p>
          </table:table-cell>
          <table:table-cell office:value-type="float" office:value="20180627162435">
            <text:p>201806271624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nsition-notifi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nsition-notifier</text:p>
          </table:table-cell>
          <table:table-cell office:value-type="float" office:value="20211208050851">
            <text:p>202112080508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nsi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nsitions</text:p>
          </table:table-cell>
          <table:table-cell office:value-type="float" office:value="20170717110846">
            <text:p>201707171108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nslation-glossari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nslation-glossaries</text:p>
          </table:table-cell>
          <table:table-cell office:value-type="float" office:value="20200919085127">
            <text:p>202009190851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anslation-managem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anslation-management</text:p>
          </table:table-cell>
          <table:table-cell office:value-type="float" office:value="20200705051508">
            <text:p>202007050515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rusted-typ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rusted-types</text:p>
          </table:table-cell>
          <table:table-cell office:value-type="float" office:value="20221005221548">
            <text:p>202210052215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-module-cjk-ext-1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-module-cjk-ext-1</text:p>
          </table:table-cell>
          <table:table-cell office:value-type="float" office:value="20200910104410">
            <text:p>202009101044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-module-cs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-module-css</text:p>
          </table:table-cell>
          <table:table-cell office:value-type="float" office:value="20201011174853">
            <text:p>202010111748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-module-karaok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-module-karaoke</text:p>
          </table:table-cell>
          <table:table-cell office:value-type="float" office:value="20200930114838">
            <text:p>202009301148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-module-liv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-module-live</text:p>
          </table:table-cell>
          <table:table-cell office:value-type="float" office:value="20210105051838">
            <text:p>202101050518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-module-regist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-module-registry</text:p>
          </table:table-cell>
          <table:table-cell office:value-type="float" office:value="20200911084210">
            <text:p>202009110842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-module-v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-module-vr</text:p>
          </table:table-cell>
          <table:table-cell office:value-type="float" office:value="20201118172750">
            <text:p>202011181727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-profile-regist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-profile-registry</text:p>
          </table:table-cell>
          <table:table-cell office:value-type="float" office:value="20170713051401">
            <text:p>201707130514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-req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-reqs</text:p>
          </table:table-cell>
          <table:table-cell office:value-type="float" office:value="20201211232329">
            <text:p>202012112323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ml-webvtt-mapp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ml-webvtt-mapping</text:p>
          </table:table-cell>
          <table:table-cell office:value-type="float" office:value="20170715022712">
            <text:p>201707150227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ml1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ml1</text:p>
          </table:table-cell>
          <table:table-cell office:value-type="float" office:value="20170715022651">
            <text:p>201707150226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ml1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ml1-tests</text:p>
          </table:table-cell>
          <table:table-cell office:value-type="float" office:value="20180617152745">
            <text:p>201806171527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ml2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ml2</text:p>
          </table:table-cell>
          <table:table-cell office:value-type="float" office:value="20170715022538">
            <text:p>201707150225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ml2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ml2-tests</text:p>
          </table:table-cell>
          <table:table-cell office:value-type="float" office:value="20180617152810">
            <text:p>201806171528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ml3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ml3</text:p>
          </table:table-cell>
          <table:table-cell office:value-type="float" office:value="20201130234945">
            <text:p>202011302349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ml3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ml3-tests</text:p>
          </table:table-cell>
          <table:table-cell office:value-type="float" office:value="20200910152639">
            <text:p>202009101526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wg</text:p>
          </table:table-cell>
          <table:table-cell office:value-type="float" office:value="20210122200320">
            <text:p>202101222003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twg-t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twg-test</text:p>
          </table:table-cell>
          <table:table-cell office:value-type="float" office:value="20180612193850">
            <text:p>201806121938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v-ggi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v-ggie</text:p>
          </table:table-cell>
          <table:table-cell office:value-type="float" office:value="20170719231348">
            <text:p>201707192313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v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vapi</text:p>
          </table:table-cell>
          <table:table-cell office:value-type="float" office:value="20170715123256">
            <text:p>201707151232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vcontrol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vcontrol-api</text:p>
          </table:table-cell>
          <table:table-cell office:value-type="float" office:value="20170715055126">
            <text:p>201707150551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weeti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weetie</text:p>
          </table:table-cell>
          <table:table-cell office:value-type="float" office:value="20180611035259">
            <text:p>201806110352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ype-sampl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ype-samples</text:p>
          </table:table-cell>
          <table:table-cell office:value-type="float" office:value="20170714022047">
            <text:p>201707140220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ypograph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typography</text:p>
          </table:table-cell>
          <table:table-cell office:value-type="float" office:value="20170714005948">
            <text:p>201707140059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aa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aag</text:p>
          </table:table-cell>
          <table:table-cell office:value-type="float" office:value="20170715031447">
            <text:p>201707150314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aag-implementa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aag-implementations</text:p>
          </table:table-cell>
          <table:table-cell office:value-type="float" office:value="20170720225819">
            <text:p>201707202258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iev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ievents</text:p>
          </table:table-cell>
          <table:table-cell office:value-type="float" office:value="20160405105537">
            <text:p>201604051055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ievents-cod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ievents-code</text:p>
          </table:table-cell>
          <table:table-cell office:value-type="float" office:value="20160402134239">
            <text:p>201604021342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ievents-ke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ievents-key</text:p>
          </table:table-cell>
          <table:table-cell office:value-type="float" office:value="20170715091652">
            <text:p>201707150916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icode-x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nicode-xml</text:p>
          </table:table-cell>
          <table:table-cell office:value-type="float" office:value="20170714012254">
            <text:p>201707140122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icor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nicorn</text:p>
          </table:table-cell>
          <table:table-cell office:value-type="float" office:value="20170714000210">
            <text:p>201707140002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ita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nitas</text:p>
          </table:table-cell>
          <table:table-cell office:value-type="float" office:value="20180612191138">
            <text:p>201806121911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nspecified-we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nspecified-web</text:p>
          </table:table-cell>
          <table:table-cell office:value-type="float" office:value="20180611015238">
            <text:p>201806110152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ser-tim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ser-timing</text:p>
          </table:table-cell>
          <table:table-cell office:value-type="float" office:value="20170714022951">
            <text:p>201707140229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sing-ar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sing-aria</text:p>
          </table:table-cell>
          <table:table-cell office:value-type="float" office:value="20170714021220">
            <text:p>201707140212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sing-githu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sing-github</text:p>
          </table:table-cell>
          <table:table-cell office:value-type="float" office:value="20180611030604">
            <text:p>201806110306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uvo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uvote</text:p>
          </table:table-cell>
          <table:table-cell office:value-type="float" office:value="20180612203736">
            <text:p>20180612203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idate-repo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alidate-repos</text:p>
          </table:table-cell>
          <table:table-cell office:value-type="float" office:value="20180613061624">
            <text:p>201806130616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idator-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alidator-suite</text:p>
          </table:table-cell>
          <table:table-cell office:value-type="float" office:value="20160402151714">
            <text:p>201604021517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data-integr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data-integrity</text:p>
          </table:table-cell>
          <table:table-cell office:value-type="float" office:value="20221104182443">
            <text:p>202211041824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data-mode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data-model</text:p>
          </table:table-cell>
          <table:table-cell office:value-type="float" office:value="20170715122743">
            <text:p>201707151227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data-model-2.0-test-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data-model-2.0-test-suite</text:p>
          </table:table-cell>
          <table:table-cell office:value-type="string">
            <text:p>forks</text:p>
          </table:table-cell>
          <table:table-cell office:value-type="float" office:value="20231023091932">
            <text:p>202310230919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vc-di-bb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di-bbs</text:p>
          </table:table-cell>
          <table:table-cell office:value-type="float" office:value="20230519094003">
            <text:p>202305190940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di-ecds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di-ecdsa</text:p>
          </table:table-cell>
          <table:table-cell office:value-type="float" office:value="20230418222027">
            <text:p>202304182220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di-ecdsa-test-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di-ecdsa-test-suite</text:p>
          </table:table-cell>
          <table:table-cell office:value-type="string">
            <text:p>graphs</text:p>
          </table:table-cell>
          <table:table-cell office:value-type="string">
            <text:p>participation?h=28&amp;type=sparkline&amp;w=155</text:p>
          </table:table-cell>
          <table:table-cell office:value-type="float" office:value="20231002050034">
            <text:p>202310020500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vc-di-ed25519signature2020-test-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di-ed25519signature2020-test-suite</text:p>
          </table:table-cell>
          <table:table-cell office:value-type="string">
            <text:p>forks</text:p>
          </table:table-cell>
          <table:table-cell office:value-type="float" office:value="20231023091909">
            <text:p>202310230919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vc-di-edds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di-eddsa</text:p>
          </table:table-cell>
          <table:table-cell office:value-type="float" office:value="20230418222018">
            <text:p>202304182220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imp-guid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imp-guide</text:p>
          </table:table-cell>
          <table:table-cell office:value-type="float" office:value="20201010020912">
            <text:p>202010100209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jose-cos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jose-cose</text:p>
          </table:table-cell>
          <table:table-cell office:value-type="string">
            <text:p>graphs</text:p>
          </table:table-cell>
          <table:table-cell office:value-type="string">
            <text:p>participation?h=28&amp;type=sparkline&amp;w=155</text:p>
          </table:table-cell>
          <table:table-cell office:value-type="float" office:value="20230724075548">
            <text:p>202307240755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vc-json-schem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json-schema</text:p>
          </table:table-cell>
          <table:table-cell office:value-type="float" office:value="20230523152050">
            <text:p>202305231520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json-schema-test-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json-schema-test-suite</text:p>
          </table:table-cell>
          <table:table-cell office:value-type="float" office:value="20231023091756">
            <text:p>202310230917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jws-2020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jws-2020</text:p>
          </table:table-cell>
          <table:table-cell office:value-type="float" office:value="20221208125955">
            <text:p>202212081259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jw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jwt</text:p>
          </table:table-cell>
          <table:table-cell office:value-type="float" office:value="20230308143435">
            <text:p>202303081434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jw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jwt</text:p>
          </table:table-cell>
          <table:table-cell office:value-type="float" office:value="20230311200455">
            <text:p>202303112004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specs-di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specs-dir</text:p>
          </table:table-cell>
          <table:table-cell office:value-type="float" office:value="20230323195402">
            <text:p>202303231954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status-list-2021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status-list-2021</text:p>
          </table:table-cell>
          <table:table-cell office:value-type="float" office:value="20230428042241">
            <text:p>202304280422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test-su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test-suite</text:p>
          </table:table-cell>
          <table:table-cell office:value-type="float" office:value="20180617150952">
            <text:p>20180617150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test-suite-implementa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test-suite-implementations</text:p>
          </table:table-cell>
          <table:table-cell office:value-type="string">
            <text:p>graphs</text:p>
          </table:table-cell>
          <table:table-cell office:value-type="string">
            <text:p>participation?h=28&amp;type=sparkline&amp;w=155</text:p>
          </table:table-cell>
          <table:table-cell office:value-type="float" office:value="20231023080337">
            <text:p>20231023080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vc-use-cas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use-cases</text:p>
          </table:table-cell>
          <table:table-cell office:value-type="float" office:value="20170714013711">
            <text:p>201707140137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-wg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-wg-charter</text:p>
          </table:table-cell>
          <table:table-cell office:value-type="float" office:value="20230205195549">
            <text:p>202302051955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ct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ctf</text:p>
          </table:table-cell>
          <table:table-cell office:value-type="float" office:value="20180611161851">
            <text:p>201806111618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erifiable-claim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erifiable-claims</text:p>
          </table:table-cell>
          <table:table-cell office:value-type="float" office:value="20170714041701">
            <text:p>201707140417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erifiable-credentia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erifiable-credentials</text:p>
          </table:table-cell>
          <table:table-cell office:value-type="float" office:value="20221207121011">
            <text:p>202212071210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br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ibration</text:p>
          </table:table-cell>
          <table:table-cell office:value-type="float" office:value="20170713021314">
            <text:p>201707130213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irtual-keyboa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irtual-keyboard</text:p>
          </table:table-cell>
          <table:table-cell office:value-type="float" office:value="20221114130416">
            <text:p>202211141304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oiceinterac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oiceinteraction</text:p>
          </table:table-cell>
          <table:table-cell office:value-type="float" office:value="20170925091836">
            <text:p>201709250918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r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r-workshop</text:p>
          </table:table-cell>
          <table:table-cell office:value-type="float" office:value="20170720014053">
            <text:p>201707200140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ss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vsso</text:p>
          </table:table-cell>
          <table:table-cell office:value-type="float" office:value="20201218075637">
            <text:p>202012180756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-api</text:p>
          </table:table-cell>
          <table:table-cell office:value-type="float" office:value="20170714000129">
            <text:p>201707140001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-track-2019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-track-2019</text:p>
          </table:table-cell>
          <table:table-cell office:value-type="float" office:value="20201013104624">
            <text:p>202010131046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-wae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-waet</text:p>
          </table:table-cell>
          <table:table-cell office:value-type="float" office:value="20170715051240">
            <text:p>201707150512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-webs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-website</text:p>
          </table:table-cell>
          <table:table-cell office:value-type="float" office:value="20230223155454">
            <text:p>202302231554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-website-fronten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-website-frontend</text:p>
          </table:table-cell>
          <table:table-cell office:value-type="float" office:value="20230201164337">
            <text:p>202302011643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-website-redesign-document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-website-redesign-documentation</text:p>
          </table:table-cell>
          <table:table-cell office:value-type="float" office:value="20200919095846">
            <text:p>202009190958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-website-redesign-htm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-website-redesign-html</text:p>
          </table:table-cell>
          <table:table-cell office:value-type="float" office:value="20201216110952">
            <text:p>20201216110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-website-templates-bund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-website-templates-bundle</text:p>
          </table:table-cell>
          <table:table-cell office:value-type="float" office:value="20210916131657">
            <text:p>20210916131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.github.i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.github.io</text:p>
          </table:table-cell>
          <table:table-cell office:value-type="float" office:value="20180611014408">
            <text:p>201806110144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lifecycleeventsbund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lifecycleeventsbundle</text:p>
          </table:table-cell>
          <table:table-cell office:value-type="float" office:value="20180627164136">
            <text:p>201806271641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cpasswordstrengthbund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cpasswordstrengthbundle</text:p>
          </table:table-cell>
          <table:table-cell office:value-type="float" office:value="20180611025345">
            <text:p>201806110253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proces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process</text:p>
          </table:table-cell>
          <table:table-cell office:value-type="float" office:value="20180627125725">
            <text:p>201806271257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3process-obsolete-rescinde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3process-obsolete-rescinded</text:p>
          </table:table-cell>
          <table:table-cell office:value-type="float" office:value="20180612221906">
            <text:p>201806122219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bout-w3c-proces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bout-w3c-process</text:p>
          </table:table-cell>
          <table:table-cell office:value-type="float" office:value="20180617142607">
            <text:p>201806171426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bout-wa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bout-wai</text:p>
          </table:table-cell>
          <table:table-cell office:value-type="float" office:value="20180617152643">
            <text:p>201806171526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ccessibility-principl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ccessibility-principles</text:p>
          </table:table-cell>
          <table:table-cell office:value-type="float" office:value="20201018101301">
            <text:p>202010181013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ct-quickre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ct-quickref</text:p>
          </table:table-cell>
          <table:table-cell office:value-type="float" office:value="20180613005820">
            <text:p>201806130058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ria-intr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ria-intro</text:p>
          </table:table-cell>
          <table:table-cell office:value-type="float" office:value="20180612215741">
            <text:p>201806122157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ria-practi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ria-practices</text:p>
          </table:table-cell>
          <table:table-cell office:value-type="string">
            <text:p>actions</text:p>
          </table:table-cell>
          <table:table-cell office:value-type="string">
            <text:p>runs</text:p>
          </table:table-cell>
          <table:table-cell office:value-type="float" office:value="5335188557">
            <text:p>5335188557</text:p>
          </table:table-cell>
          <table:table-cell office:value-type="string">
            <text:p>job</text:p>
          </table:table-cell>
          <table:table-cell office:value-type="float" office:value="14440459072">
            <text:p>14440459072</text:p>
          </table:table-cell>
          <table:table-cell office:value-type="float" office:value="20231019232011">
            <text:p>20231019232011</text:p>
          </table:table-cell>
        </table:table-row>
        <table:table-row table:style-name="ro1">
          <table:table-cell table:number-columns-repeated="3"/>
          <table:table-cell office:value-type="string">
            <text:p>wai-atag-report-too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tag-report-tool</text:p>
          </table:table-cell>
          <table:table-cell office:value-type="float" office:value="20201215133745">
            <text:p>202012151337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udien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udiences</text:p>
          </table:table-cell>
          <table:table-cell office:value-type="float" office:value="20180617161036">
            <text:p>201806171610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uthoring-too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uthoring-tools</text:p>
          </table:table-cell>
          <table:table-cell office:value-type="float" office:value="20201003095731">
            <text:p>202010030957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uthoring-tools-li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uthoring-tools-list</text:p>
          </table:table-cell>
          <table:table-cell office:value-type="float" office:value="20231018200857">
            <text:p>202310182008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uthoring-tools-servic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uthoring-tools-service</text:p>
          </table:table-cell>
          <table:table-cell office:value-type="float" office:value="20201214063736">
            <text:p>20201214063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xsdb-servi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xsdb-services</text:p>
          </table:table-cell>
          <table:table-cell office:value-type="float" office:value="20170715051237">
            <text:p>201707150512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axsdb-we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axsdb-web</text:p>
          </table:table-cell>
          <table:table-cell office:value-type="float" office:value="20170715051239">
            <text:p>201707150512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bad-dem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bad-demo</text:p>
          </table:table-cell>
          <table:table-cell office:value-type="float" office:value="20180627175429">
            <text:p>201806271754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bcas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bcase</text:p>
          </table:table-cell>
          <table:table-cell office:value-type="float" office:value="20170923092359">
            <text:p>201709230923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better-brows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better-browsing</text:p>
          </table:table-cell>
          <table:table-cell office:value-type="float" office:value="20201031184908">
            <text:p>202010311849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cog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oga</text:p>
          </table:table-cell>
          <table:table-cell office:value-type="float" office:value="20210122211657">
            <text:p>20210122211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cognitiv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ognitive</text:p>
          </table:table-cell>
          <table:table-cell office:value-type="float" office:value="20200928071724">
            <text:p>202009280717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combined-expertis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ombined-expertise</text:p>
          </table:table-cell>
          <table:table-cell office:value-type="float" office:value="20180617180526">
            <text:p>201806171805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compon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omponents</text:p>
          </table:table-cell>
          <table:table-cell office:value-type="float" office:value="20180617173948">
            <text:p>201806171739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components-galle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omponents-gallery</text:p>
          </table:table-cell>
          <table:table-cell office:value-type="float" office:value="20180611005009">
            <text:p>201806110050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conformance-eval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onformance-eval-overview</text:p>
          </table:table-cell>
          <table:table-cell office:value-type="float" office:value="20180627115904">
            <text:p>201806271159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contacting-org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ontacting-orgs</text:p>
          </table:table-cell>
          <table:table-cell office:value-type="float" office:value="20170923092453">
            <text:p>201709230924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course-li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ourse-list</text:p>
          </table:table-cell>
          <table:table-cell office:value-type="string">
            <text:p>graphs</text:p>
          </table:table-cell>
          <table:table-cell office:value-type="string">
            <text:p>participation?h=28&amp;type=sparkline&amp;w=155</text:p>
          </table:table-cell>
          <table:table-cell office:value-type="float" office:value="20220114184021">
            <text:p>202201141840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i-curricul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urricula</text:p>
          </table:table-cell>
          <table:table-cell office:value-type="float" office:value="20201128215822">
            <text:p>202011282158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customize-desig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customize-design</text:p>
          </table:table-cell>
          <table:table-cell office:value-type="float" office:value="20180627122813">
            <text:p>201806271228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design-develop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design-develop-overview</text:p>
          </table:table-cell>
          <table:table-cell office:value-type="float" office:value="20180627161450">
            <text:p>201806271614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develop-train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develop-training</text:p>
          </table:table-cell>
          <table:table-cell office:value-type="float" office:value="20170926205908">
            <text:p>201709262059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dynamic-plann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dynamic-planning</text:p>
          </table:table-cell>
          <table:table-cell office:value-type="float" office:value="20170721021324">
            <text:p>201707210213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easy-check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easy-checks</text:p>
          </table:table-cell>
          <table:table-cell office:value-type="float" office:value="20231027125230">
            <text:p>202310271252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eo-mobi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eo-mobile</text:p>
          </table:table-cell>
          <table:table-cell office:value-type="float" office:value="20170716223943">
            <text:p>201707162239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eo-online-learn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eo-online-learning</text:p>
          </table:table-cell>
          <table:table-cell office:value-type="float" office:value="20201213094350">
            <text:p>202012130943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eval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eval-overview</text:p>
          </table:table-cell>
          <table:table-cell office:value-type="float" office:value="20210119170159">
            <text:p>202101191701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eval-report-templat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eval-report-templates</text:p>
          </table:table-cell>
          <table:table-cell office:value-type="float" office:value="20170721021319">
            <text:p>201707210213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eval-standard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eval-standards</text:p>
          </table:table-cell>
          <table:table-cell office:value-type="float" office:value="20180617144036">
            <text:p>201806171440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eval-too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eval-tools</text:p>
          </table:table-cell>
          <table:table-cell office:value-type="float" office:value="20170715051239">
            <text:p>201707150512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eval-tools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eval-tools-overview</text:p>
          </table:table-cell>
          <table:table-cell office:value-type="float" office:value="20180617134027">
            <text:p>201806171340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evaluation-tools-li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evaluation-tools-list</text:p>
          </table:table-cell>
          <table:table-cell office:value-type="string">
            <text:p>issues</text:p>
          </table:table-cell>
          <table:table-cell office:value-type="float" office:value="20231023091642">
            <text:p>202310230916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ai-first-ai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first-aid</text:p>
          </table:table-cell>
          <table:table-cell office:value-type="float" office:value="20180617162055">
            <text:p>20180617162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fundamentals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fundamentals-overview</text:p>
          </table:table-cell>
          <table:table-cell office:value-type="float" office:value="20201027123610">
            <text:p>202010271236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get-involve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get-involved</text:p>
          </table:table-cell>
          <table:table-cell office:value-type="float" office:value="20180627102430">
            <text:p>201806271024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gh-training-2015-06-29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gh-training-2015-06-29</text:p>
          </table:table-cell>
          <table:table-cell office:value-type="float" office:value="20180611152825">
            <text:p>201806111528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hom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home</text:p>
          </table:table-cell>
          <table:table-cell office:value-type="float" office:value="20180617180125">
            <text:p>201806171801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clus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clusion</text:p>
          </table:table-cell>
          <table:table-cell office:value-type="float" office:value="20180611114113">
            <text:p>201806111141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tro-accessibil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tro-accessibility</text:p>
          </table:table-cell>
          <table:table-cell office:value-type="float" office:value="20180627151802">
            <text:p>201806271518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tro-ac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tro-act</text:p>
          </table:table-cell>
          <table:table-cell office:value-type="float" office:value="20180617160813">
            <text:p>201806171608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tro-ari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tro-aria</text:p>
          </table:table-cell>
          <table:table-cell office:value-type="float" office:value="20180617162116">
            <text:p>201806171621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tro-ata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tro-atag</text:p>
          </table:table-cell>
          <table:table-cell office:value-type="float" office:value="20210124234128">
            <text:p>202101242341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tro-ear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tro-earl</text:p>
          </table:table-cell>
          <table:table-cell office:value-type="float" office:value="20180617155104">
            <text:p>201806171551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tro-link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tro-linking</text:p>
          </table:table-cell>
          <table:table-cell office:value-type="float" office:value="20201230191609">
            <text:p>202012301916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tro-uaa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tro-uaag</text:p>
          </table:table-cell>
          <table:table-cell office:value-type="float" office:value="20201218224013">
            <text:p>202012182240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tro-wca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tro-wcag</text:p>
          </table:table-cell>
          <table:table-cell office:value-type="float" office:value="20200914111210">
            <text:p>202009141112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volveusersal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volveusersall</text:p>
          </table:table-cell>
          <table:table-cell office:value-type="float" office:value="20180617160905">
            <text:p>201806171609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involveuserseva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involveuserseval</text:p>
          </table:table-cell>
          <table:table-cell office:value-type="float" office:value="20180617164645">
            <text:p>201806171646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media-guid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media-guide</text:p>
          </table:table-cell>
          <table:table-cell office:value-type="float" office:value="20201226094437">
            <text:p>202012260944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media-intr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media-intro</text:p>
          </table:table-cell>
          <table:table-cell office:value-type="float" office:value="20201028061742">
            <text:p>202010280617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minimal-header-desig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minimal-header-design</text:p>
          </table:table-cell>
          <table:table-cell office:value-type="float" office:value="20221103104216">
            <text:p>202211031042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miss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mission</text:p>
          </table:table-cell>
          <table:table-cell office:value-type="string">
            <text:p>discussions</text:p>
          </table:table-cell>
          <table:table-cell office:value-type="float" office:value="20231017062436">
            <text:p>202310170624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ai-mobi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mobile</text:p>
          </table:table-cell>
          <table:table-cell office:value-type="float" office:value="20200916102827">
            <text:p>202009161028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mobile-intr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mobile-intro</text:p>
          </table:table-cell>
          <table:table-cell office:value-type="float" office:value="20180613060328">
            <text:p>201806130603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new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news</text:p>
          </table:table-cell>
          <table:table-cell office:value-type="float" office:value="20180617133555">
            <text:p>20180617133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older-use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older-users</text:p>
          </table:table-cell>
          <table:table-cell office:value-type="float" office:value="20170923092506">
            <text:p>201709230925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org-polici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org-policies</text:p>
          </table:table-cell>
          <table:table-cell office:value-type="float" office:value="20180617173934">
            <text:p>201806171739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eople-use-we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eople-use-web</text:p>
          </table:table-cell>
          <table:table-cell office:value-type="float" office:value="20170926205958">
            <text:p>201709262059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eople-use-web-video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eople-use-web-videos</text:p>
          </table:table-cell>
          <table:table-cell office:value-type="float" office:value="20231017041601">
            <text:p>202310170416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ersonalization-standard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ersonalization-standards</text:p>
          </table:table-cell>
          <table:table-cell office:value-type="float" office:value="20201226111712">
            <text:p>202012261117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erspective-video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erspective-videos</text:p>
          </table:table-cell>
          <table:table-cell office:value-type="float" office:value="20180627124658">
            <text:p>201806271246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lan-policies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lan-policies-overview</text:p>
          </table:table-cell>
          <table:table-cell office:value-type="float" office:value="20180617152958">
            <text:p>201806171529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lanning-and-implement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lanning-and-implementation</text:p>
          </table:table-cell>
          <table:table-cell office:value-type="float" office:value="20170720203338">
            <text:p>201707202033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lanning-and-manag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lanning-and-managing</text:p>
          </table:table-cell>
          <table:table-cell office:value-type="float" office:value="20180617163420">
            <text:p>201806171634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olicies-prototyp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olicies-prototype</text:p>
          </table:table-cell>
          <table:table-cell office:value-type="float" office:value="20170721021041">
            <text:p>201707210210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oliciesli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olicieslist</text:p>
          </table:table-cell>
          <table:table-cell office:value-type="float" office:value="20170721014423">
            <text:p>201707210144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resentations2al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resentations2all</text:p>
          </table:table-cell>
          <table:table-cell office:value-type="float" office:value="20180617150540">
            <text:p>201806171505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pronunci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pronunciation</text:p>
          </table:table-cell>
          <table:table-cell office:value-type="float" office:value="20200906142550">
            <text:p>202009061425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quick-star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quick-start</text:p>
          </table:table-cell>
          <table:table-cell office:value-type="float" office:value="20170715031956">
            <text:p>201707150319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resource-li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resource-list</text:p>
          </table:table-cell>
          <table:table-cell office:value-type="float" office:value="20201018131518">
            <text:p>202010181315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resource-templa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resource-template</text:p>
          </table:table-cell>
          <table:table-cell office:value-type="float" office:value="20210102225842">
            <text:p>202101022258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resour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resources</text:p>
          </table:table-cell>
          <table:table-cell office:value-type="float" office:value="20201222182151">
            <text:p>202012221821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roles-responsbiliti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roles-responsbilities</text:p>
          </table:table-cell>
          <table:table-cell office:value-type="float" office:value="20180617175037">
            <text:p>201806171750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roles-responsibiliti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roles-responsibilities</text:p>
          </table:table-cell>
          <table:table-cell office:value-type="float" office:value="20210124142143">
            <text:p>202101241421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search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search</text:p>
          </table:table-cell>
          <table:table-cell office:value-type="float" office:value="20180613065547">
            <text:p>201806130655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selecting-authoring-too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selecting-authoring-tools</text:p>
          </table:table-cell>
          <table:table-cell office:value-type="float" office:value="20180617151059">
            <text:p>201806171510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selecting-eval-too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selecting-eval-tools</text:p>
          </table:table-cell>
          <table:table-cell office:value-type="float" office:value="20180617163243">
            <text:p>201806171632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shared-experien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shared-experiences</text:p>
          </table:table-cell>
          <table:table-cell office:value-type="float" office:value="20180627193123">
            <text:p>201806271931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showcase-exampl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showcase-examples</text:p>
          </table:table-cell>
          <table:table-cell office:value-type="float" office:value="20170721021518">
            <text:p>201707210215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sitema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sitemap</text:p>
          </table:table-cell>
          <table:table-cell office:value-type="float" office:value="20180617171916">
            <text:p>201806171719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statem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statements</text:p>
          </table:table-cell>
          <table:table-cell office:value-type="float" office:value="20180627075923">
            <text:p>201806270759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std-gl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std-gl-overview</text:p>
          </table:table-cell>
          <table:table-cell office:value-type="float" office:value="20201128175426">
            <text:p>202011281754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std-harmoniz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std-harmonization</text:p>
          </table:table-cell>
          <table:table-cell office:value-type="float" office:value="20180627100311">
            <text:p>201806271003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teach-advocate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teach-advocate-overview</text:p>
          </table:table-cell>
          <table:table-cell office:value-type="float" office:value="20180617172844">
            <text:p>201806171728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tips-procur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tips-procuring</text:p>
          </table:table-cell>
          <table:table-cell office:value-type="float" office:value="20180617150555">
            <text:p>201806171505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train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training</text:p>
          </table:table-cell>
          <table:table-cell office:value-type="float" office:value="20170721021131">
            <text:p>201707210211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translation-playgroun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translation-playground</text:p>
          </table:table-cell>
          <table:table-cell office:value-type="float" office:value="20201024171816">
            <text:p>202010241718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transla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translations</text:p>
          </table:table-cell>
          <table:table-cell office:value-type="float" office:value="20201223024633">
            <text:p>202012230246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tutorial-imag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tutorial-images</text:p>
          </table:table-cell>
          <table:table-cell office:value-type="float" office:value="20200920110001">
            <text:p>202009201100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tutorial-page-structu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tutorial-page-structure</text:p>
          </table:table-cell>
          <table:table-cell office:value-type="float" office:value="20200907082524">
            <text:p>202009070825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tutorial-tabl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tutorial-tables</text:p>
          </table:table-cell>
          <table:table-cell office:value-type="float" office:value="20200908144843">
            <text:p>202009081448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tutoria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tutorials</text:p>
          </table:table-cell>
          <table:table-cell office:value-type="float" office:value="20170715031814">
            <text:p>201707150318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video-standards-and-benefi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video-standards-and-benefits</text:p>
          </table:table-cell>
          <table:table-cell office:value-type="float" office:value="20180617145621">
            <text:p>201806171456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cag-em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cag-em-overview</text:p>
          </table:table-cell>
          <table:table-cell office:value-type="float" office:value="20180617144910">
            <text:p>201806171449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cag-em-report-too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cag-em-report-tool</text:p>
          </table:table-cell>
          <table:table-cell office:value-type="float" office:value="20211222140758">
            <text:p>202112221407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cag-mob-overla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cag-mob-overlap</text:p>
          </table:table-cell>
          <table:table-cell office:value-type="float" office:value="20180617164241">
            <text:p>201806171642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cag-quickre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cag-quickref</text:p>
          </table:table-cell>
          <table:table-cell office:value-type="float" office:value="20170714225914">
            <text:p>201707142259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cag-supplementa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cag-supplemental</text:p>
          </table:table-cell>
          <table:table-cell office:value-type="float" office:value="20221111203327">
            <text:p>202211112033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cag-supporting-documents-redesig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cag-supporting-documents-redesign</text:p>
          </table:table-cell>
          <table:table-cell office:value-type="float" office:value="20200925141817">
            <text:p>202009251418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cag-understand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cag-understanding</text:p>
          </table:table-cell>
          <table:table-cell office:value-type="float" office:value="20221111203253">
            <text:p>202211112032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cag-video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cag-videos</text:p>
          </table:table-cell>
          <table:table-cell office:value-type="string">
            <text:p>tree</text:p>
          </table:table-cell>
          <table:table-cell office:value-type="string">
            <text:p>master</text:p>
          </table:table-cell>
          <table:table-cell office:value-type="string">
            <text:p>content</text:p>
          </table:table-cell>
          <table:table-cell office:value-type="float" office:value="20230706221359">
            <text:p>202307062213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ai-webs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ebsite</text:p>
          </table:table-cell>
          <table:table-cell office:value-type="float" office:value="20180607182450">
            <text:p>201806071824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ebsite-compon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ebsite-components</text:p>
          </table:table-cell>
          <table:table-cell office:value-type="float" office:value="20180613071538">
            <text:p>201806130715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ebsite-da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ebsite-data</text:p>
          </table:table-cell>
          <table:table-cell office:value-type="float" office:value="20201120201447">
            <text:p>202011202014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ebsite-desig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ebsite-design</text:p>
          </table:table-cell>
          <table:table-cell office:value-type="float" office:value="20170716223616">
            <text:p>201707162236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ebsite-jekyll-templat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ebsite-jekyll-templates</text:p>
          </table:table-cell>
          <table:table-cell office:value-type="float" office:value="20180617172919">
            <text:p>20180617172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ebsite-persona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ebsite-personas</text:p>
          </table:table-cell>
          <table:table-cell office:value-type="float" office:value="20180612221711">
            <text:p>201806122217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ebsite-plugi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ebsite-plugin</text:p>
          </table:table-cell>
          <table:table-cell office:value-type="float" office:value="20201114091034">
            <text:p>202011140910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ebsite-them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ebsite-theme</text:p>
          </table:table-cell>
          <table:table-cell office:value-type="float" office:value="20180617160647">
            <text:p>201806171606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-website-theme-be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-website-theme-beta</text:p>
          </table:table-cell>
          <table:table-cell office:value-type="float" office:value="20200908122911">
            <text:p>202009081229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isi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isite</text:p>
          </table:table-cell>
          <table:table-cell office:value-type="float" office:value="20180612183929">
            <text:p>201806121839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ke-loc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ke-lock</text:p>
          </table:table-cell>
          <table:table-cell office:value-type="float" office:value="20170713063030">
            <text:p>201707130630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s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sm</text:p>
          </table:table-cell>
          <table:table-cell office:value-type="float" office:value="20180617172610">
            <text:p>201806171726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asm-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asm-wg</text:p>
          </table:table-cell>
          <table:table-cell office:value-type="float" office:value="20180617155326">
            <text:p>201806171553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bs-desig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bs-design</text:p>
          </table:table-cell>
          <table:table-cell office:value-type="float" office:value="20180611151252">
            <text:p>201806111512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</text:p>
          </table:table-cell>
          <table:table-cell office:value-type="float" office:value="20170714020811">
            <text:p>201707140208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-ac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-act</text:p>
          </table:table-cell>
          <table:table-cell office:value-type="float" office:value="20170716021659">
            <text:p>201707160216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-act-rul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-act-rules</text:p>
          </table:table-cell>
          <table:table-cell office:value-type="float" office:value="20170924064951">
            <text:p>201709240649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-act-rules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-act-rules-cg</text:p>
          </table:table-cell>
          <table:table-cell office:value-type="float" office:value="20200906071803">
            <text:p>202009060718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-em-report-too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-em-report-tool</text:p>
          </table:table-cell>
          <table:table-cell office:value-type="float" office:value="20160401134308">
            <text:p>201604011343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-e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-eo</text:p>
          </table:table-cell>
          <table:table-cell office:value-type="float" office:value="20200910014354">
            <text:p>202009100143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-redesig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-redesign</text:p>
          </table:table-cell>
          <table:table-cell office:value-type="float" office:value="20221224032616">
            <text:p>202212240326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21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21</text:p>
          </table:table-cell>
          <table:table-cell office:value-type="float" office:value="20170714020814">
            <text:p>201707140208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21-chinese-unoffical-transl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21-chinese-unoffical-translation</text:p>
          </table:table-cell>
          <table:table-cell office:value-type="float" office:value="20180617175049">
            <text:p>201806171750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21-zh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21-zh</text:p>
          </table:table-cell>
          <table:table-cell office:value-type="float" office:value="20201017052318">
            <text:p>202010170523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2ic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2ict</text:p>
          </table:table-cell>
          <table:table-cell office:value-type="float" office:value="20221111203531">
            <text:p>202211112035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cag3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cag3</text:p>
          </table:table-cell>
          <table:table-cell office:value-type="float" office:value="20230902083944">
            <text:p>202309020839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dcli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dclient</text:p>
          </table:table-cell>
          <table:table-cell office:value-type="float" office:value="20180611160723">
            <text:p>201806111607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advertis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advertising</text:p>
          </table:table-cell>
          <table:table-cell office:value-type="float" office:value="20190617185250">
            <text:p>201906171852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advertising-glossa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advertising-glossary</text:p>
          </table:table-cell>
          <table:table-cell office:value-type="float" office:value="20180617154348">
            <text:p>201806171543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and-tv-i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and-tv-ig</text:p>
          </table:table-cell>
          <table:table-cell office:value-type="float" office:value="20170714030434">
            <text:p>201707140304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animat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animations</text:p>
          </table:table-cell>
          <table:table-cell office:value-type="float" office:value="20150316221050">
            <text:p>201503162210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annot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annotation</text:p>
          </table:table-cell>
          <table:table-cell office:value-type="float" office:value="20170402152049">
            <text:p>201704021520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annotation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annotation-tests</text:p>
          </table:table-cell>
          <table:table-cell office:value-type="float" office:value="20180612221557">
            <text:p>201806122215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based-signage-b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based-signage-bg</text:p>
          </table:table-cell>
          <table:table-cell office:value-type="float" office:value="20180612234116">
            <text:p>201806122341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cert-api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cert-api-cg</text:p>
          </table:table-cell>
          <table:table-cell office:value-type="float" office:value="20200914162029">
            <text:p>202009141620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ecmascrip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ecmascript</text:p>
          </table:table-cell>
          <table:table-cell office:value-type="float" office:value="20180611005526">
            <text:p>201806110055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fights-covid19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fights-covid19-cg</text:p>
          </table:table-cell>
          <table:table-cell office:value-type="float" office:value="20201021234632">
            <text:p>202010212346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ledg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ledger</text:p>
          </table:table-cell>
          <table:table-cell office:value-type="float" office:value="20201101133903">
            <text:p>202011011339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lock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locks</text:p>
          </table:table-cell>
          <table:table-cell office:value-type="float" office:value="20220625064741">
            <text:p>202206250647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network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networks</text:p>
          </table:table-cell>
          <table:table-cell office:value-type="float" office:value="20201019041259">
            <text:p>202010190412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networks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networks-charter</text:p>
          </table:table-cell>
          <table:table-cell office:value-type="float" office:value="20190323144218">
            <text:p>201903231442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nf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nfc</text:p>
          </table:table-cell>
          <table:table-cell office:value-type="float" office:value="20170714044003">
            <text:p>201707140440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of-things-framework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of-things-framework</text:p>
          </table:table-cell>
          <table:table-cell office:value-type="float" office:value="20170714084114">
            <text:p>201707140841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performanc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performance</text:p>
          </table:table-cell>
          <table:table-cell office:value-type="float" office:value="20160104062007">
            <text:p>201601040620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platform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platform-tests</text:p>
          </table:table-cell>
          <table:table-cell office:value-type="float" office:value="20140719175545">
            <text:p>201407191755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roadmap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roadmaps</text:p>
          </table:table-cell>
          <table:table-cell office:value-type="float" office:value="20180611111235">
            <text:p>2018061111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sha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share</text:p>
          </table:table-cell>
          <table:table-cell office:value-type="float" office:value="20201004013333">
            <text:p>202010040133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share-targe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share-target</text:p>
          </table:table-cell>
          <table:table-cell office:value-type="float" office:value="20200824155413">
            <text:p>202008241554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thing-protoco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thing-protocol</text:p>
          </table:table-cell>
          <table:table-cell office:value-type="float" office:value="20201217221235">
            <text:p>2020121722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-wcg-hdr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-wcg-hdr-workshop</text:p>
          </table:table-cell>
          <table:table-cell office:value-type="float" office:value="20221028200304">
            <text:p>202210282003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5g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5g-workshop</text:p>
          </table:table-cell>
          <table:table-cell office:value-type="float" office:value="20180617145645">
            <text:p>201806171456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</text:p>
          </table:table-cell>
          <table:table-cell office:value-type="float" office:value="20160403122048">
            <text:p>201604031220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change-password-ur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change-password-url</text:p>
          </table:table-cell>
          <table:table-cell office:value-type="float" office:value="20201108104402">
            <text:p>202011081044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clear-site-da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clear-site-data</text:p>
          </table:table-cell>
          <table:table-cell office:value-type="float" office:value="20180611162528">
            <text:p>201806111625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cors-for-develope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cors-for-developers</text:p>
          </table:table-cell>
          <table:table-cell office:value-type="float" office:value="20180612223151">
            <text:p>201806122231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cow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cowl</text:p>
          </table:table-cell>
          <table:table-cell office:value-type="float" office:value="20180611161034">
            <text:p>201806111610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credential-managem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credential-management</text:p>
          </table:table-cell>
          <table:table-cell office:value-type="float" office:value="20180611161124">
            <text:p>201806111611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cs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csp</text:p>
          </table:table-cell>
          <table:table-cell office:value-type="float" office:value="20160819014039">
            <text:p>201608190140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cspe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cspee</text:p>
          </table:table-cell>
          <table:table-cell office:value-type="float" office:value="20201005185453">
            <text:p>202010051854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ep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epr</text:p>
          </table:table-cell>
          <table:table-cell office:value-type="float" office:value="20200906134242">
            <text:p>202009061342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feature-polic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feature-policy</text:p>
          </table:table-cell>
          <table:table-cell office:value-type="string">
            <text:p>blob</text:p>
          </table:table-cell>
          <table:table-cell office:value-type="string">
            <text:p>master</text:p>
          </table:table-cell>
          <table:table-cell office:value-type="string">
            <text:p>document-policy-explainer.md</text:p>
          </table:table-cell>
          <table:table-cell office:value-type="float" office:value="20200611044527">
            <text:p>202006110445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bappsec-fetch-metadata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fetch-metadata</text:p>
          </table:table-cell>
          <table:table-cell office:value-type="float" office:value="20200301140237">
            <text:p>202003011402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mixed-cont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mixed-content</text:p>
          </table:table-cell>
          <table:table-cell office:value-type="float" office:value="20180611154717">
            <text:p>201806111547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permissions-polic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permissions-policy</text:p>
          </table:table-cell>
          <table:table-cell office:value-type="float" office:value="20201225121314">
            <text:p>202012251213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post-spectre-webdev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post-spectre-webdev</text:p>
          </table:table-cell>
          <table:table-cell office:value-type="string">
            <text:p>issues</text:p>
          </table:table-cell>
          <table:table-cell office:value-type="float" office:value="20221219120243">
            <text:p>202212191202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ebappsec-referrer-polic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referrer-policy</text:p>
          </table:table-cell>
          <table:table-cell office:value-type="float" office:value="20180611154816">
            <text:p>201806111548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secure-contex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secure-contexts</text:p>
          </table:table-cell>
          <table:table-cell office:value-type="float" office:value="20180612185049">
            <text:p>201806121850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suborigi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suborigins</text:p>
          </table:table-cell>
          <table:table-cell office:value-type="float" office:value="20180612194214">
            <text:p>201806121942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subresource-integr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subresource-integrity</text:p>
          </table:table-cell>
          <table:table-cell office:value-type="float" office:value="20170119153738">
            <text:p>201701191537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trusted-typ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trusted-types</text:p>
          </table:table-cell>
          <table:table-cell office:value-type="float" office:value="20191206151255">
            <text:p>201912061512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uisecur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uisecurity</text:p>
          </table:table-cell>
          <table:table-cell office:value-type="float" office:value="20180611153531">
            <text:p>201806111535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unofficial-draf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unofficial-drafts</text:p>
          </table:table-cell>
          <table:table-cell office:value-type="float" office:value="20210121112809">
            <text:p>202101211128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ec-upgrade-insecure-requ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ec-upgrade-insecure-requests</text:p>
          </table:table-cell>
          <table:table-cell office:value-type="float" office:value="20180611153513">
            <text:p>201806111535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pps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ppswg</text:p>
          </table:table-cell>
          <table:table-cell office:value-type="float" office:value="20200710234906">
            <text:p>202007102349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uth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uthn</text:p>
          </table:table-cell>
          <table:table-cell office:value-type="float" office:value="20170714040654">
            <text:p>201707140406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authn-pa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authn-pay</text:p>
          </table:table-cell>
          <table:table-cell office:value-type="float" office:value="20201214001103">
            <text:p>202012140011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codec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codecs</text:p>
          </table:table-cell>
          <table:table-cell office:value-type="float" office:value="20210401232317">
            <text:p>202104012323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compon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components</text:p>
          </table:table-cell>
          <table:table-cell office:value-type="float" office:value="20150205021731">
            <text:p>201502050217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components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components-cg</text:p>
          </table:table-cell>
          <table:table-cell office:value-type="float" office:value="20210124105630">
            <text:p>202101241056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crypt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crypto</text:p>
          </table:table-cell>
          <table:table-cell office:value-type="float" office:value="20170715085900">
            <text:p>201707150859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driv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driver</text:p>
          </table:table-cell>
          <table:table-cell office:value-type="float" office:value="20151019020928">
            <text:p>201510190209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driver-bid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driver-bidi</text:p>
          </table:table-cell>
          <table:table-cell office:value-type="float" office:value="20201109040247">
            <text:p>202011090402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ex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ex</text:p>
          </table:table-cell>
          <table:table-cell office:value-type="float" office:value="20180612233904">
            <text:p>201806122339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extens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extensions</text:p>
          </table:table-cell>
          <table:table-cell office:value-type="float" office:value="20210604210558">
            <text:p>2021060421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i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id</text:p>
          </table:table-cell>
          <table:table-cell office:value-type="float" office:value="20230715075154">
            <text:p>202307150751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idl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idl</text:p>
          </table:table-cell>
          <table:table-cell office:value-type="float" office:value="20170718183356">
            <text:p>201707181833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idl2.j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idl2.js</text:p>
          </table:table-cell>
          <table:table-cell office:value-type="float" office:value="20180611004748">
            <text:p>201806110047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media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mediaapi</text:p>
          </table:table-cell>
          <table:table-cell office:value-type="float" office:value="20170714142805">
            <text:p>201707141428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mediaguidelin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mediaguidelines</text:p>
          </table:table-cell>
          <table:table-cell office:value-type="float" office:value="20170820005655">
            <text:p>201708200056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mediaport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mediaporting</text:p>
          </table:table-cell>
          <table:table-cell office:value-type="float" office:value="20180613012209">
            <text:p>201806130122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men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mention</text:p>
          </table:table-cell>
          <table:table-cell office:value-type="float" office:value="20170403235759">
            <text:p>201704032357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messag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messaging</text:p>
          </table:table-cell>
          <table:table-cell office:value-type="float" office:value="20170718183351">
            <text:p>201707181833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</text:p>
          </table:table-cell>
          <table:table-cell office:value-type="float" office:value="20180611161722">
            <text:p>201806111617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crypt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crypto</text:p>
          </table:table-cell>
          <table:table-cell office:value-type="float" office:value="20180617172845">
            <text:p>201806171728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flow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flows</text:p>
          </table:table-cell>
          <table:table-cell office:value-type="float" office:value="20180611152901">
            <text:p>201806111529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http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http-api</text:p>
          </table:table-cell>
          <table:table-cell office:value-type="float" office:value="20170714013848">
            <text:p>201707140138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http-messag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http-messages</text:p>
          </table:table-cell>
          <table:table-cell office:value-type="float" office:value="20170714033546">
            <text:p>201707140335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i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ig</text:p>
          </table:table-cell>
          <table:table-cell office:value-type="float" office:value="20170714021236">
            <text:p>201707140212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method-identifie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method-identifiers</text:p>
          </table:table-cell>
          <table:table-cell office:value-type="float" office:value="20170714023922">
            <text:p>201707140239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methods-ca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methods-card</text:p>
          </table:table-cell>
          <table:table-cell office:value-type="float" office:value="20170714022940">
            <text:p>201707140229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methods-credit-transfer-direct-debi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methods-credit-transfer-direct-debit</text:p>
          </table:table-cell>
          <table:table-cell office:value-type="float" office:value="20170714024919">
            <text:p>20170714024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methods-tokeniza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methods-tokenization</text:p>
          </table:table-cell>
          <table:table-cell office:value-type="float" office:value="20201118233033">
            <text:p>202011182330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overview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overview</text:p>
          </table:table-cell>
          <table:table-cell office:value-type="float" office:value="20170714005917">
            <text:p>201707140059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ayments-payment-apps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ayments-payment-apps-api</text:p>
          </table:table-cell>
          <table:table-cell office:value-type="string">
            <text:p>graphs</text:p>
          </table:table-cell>
          <table:table-cell office:value-type="string">
            <text:p>contributors</text:p>
          </table:table-cell>
          <table:table-cell office:value-type="float" office:value="20170104150543">
            <text:p>201701041505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bperf-dashboa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erf-dashboard</text:p>
          </table:table-cell>
          <table:table-cell office:value-type="float" office:value="20170715023430">
            <text:p>201707150234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platform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platformwg</text:p>
          </table:table-cell>
          <table:table-cell office:value-type="float" office:value="20170713232325">
            <text:p>201707132323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e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ef</text:p>
          </table:table-cell>
          <table:table-cell office:value-type="float" office:value="20210211125348">
            <text:p>202102111253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ef-analysi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ef-analysis</text:p>
          </table:table-cell>
          <table:table-cell office:value-type="float" office:value="20221129173824">
            <text:p>202211291738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charter</text:p>
          </table:table-cell>
          <table:table-cell office:value-type="float" office:value="20180611012847">
            <text:p>201806110128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dscp-ex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dscp-exp</text:p>
          </table:table-cell>
          <table:table-cell office:value-type="float" office:value="20180617170440">
            <text:p>201806171704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encoded-transform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encoded-transform</text:p>
          </table:table-cell>
          <table:table-cell office:value-type="float" office:value="20210617150851">
            <text:p>202106171508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extension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extensions</text:p>
          </table:table-cell>
          <table:table-cell office:value-type="float" office:value="20200905210137">
            <text:p>202009052101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ic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ice</text:p>
          </table:table-cell>
          <table:table-cell office:value-type="float" office:value="20200914113842">
            <text:p>202009141138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ident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identity</text:p>
          </table:table-cell>
          <table:table-cell office:value-type="float" office:value="20201025221953">
            <text:p>20201025221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insertable-stream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insertable-streams</text:p>
          </table:table-cell>
          <table:table-cell office:value-type="float" office:value="20201017154448">
            <text:p>202010171544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interop-repor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interop-reports</text:p>
          </table:table-cell>
          <table:table-cell office:value-type="float" office:value="20201205054509">
            <text:p>202012050545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nv-use-cas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nv-use-cases</text:p>
          </table:table-cell>
          <table:table-cell office:value-type="float" office:value="20201015121642">
            <text:p>202010151216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p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pc</text:p>
          </table:table-cell>
          <table:table-cell office:value-type="float" office:value="20170715221706">
            <text:p>201707152217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prior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priority</text:p>
          </table:table-cell>
          <table:table-cell office:value-type="float" office:value="20201019024228">
            <text:p>202010190242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provisional-sta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provisional-stats</text:p>
          </table:table-cell>
          <table:table-cell office:value-type="float" office:value="20201117231629">
            <text:p>202011172316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qui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quic</text:p>
          </table:table-cell>
          <table:table-cell office:value-type="float" office:value="20180617162037">
            <text:p>201806171620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respec-c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respec-ci</text:p>
          </table:table-cell>
          <table:table-cell office:value-type="float" office:value="20170717110706">
            <text:p>201707171107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sta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stats</text:p>
          </table:table-cell>
          <table:table-cell office:value-type="float" office:value="20170922233341">
            <text:p>201709222333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rtc-sv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rtc-svc</text:p>
          </table:table-cell>
          <table:table-cell office:value-type="float" office:value="20201110222332">
            <text:p>202011102223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sec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sec</text:p>
          </table:table-cell>
          <table:table-cell office:value-type="float" office:value="20170715050913">
            <text:p>201707150509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socke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sockets</text:p>
          </table:table-cell>
          <table:table-cell office:value-type="float" office:value="20170715050717">
            <text:p>201707150507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storag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storage</text:p>
          </table:table-cell>
          <table:table-cell office:value-type="float" office:value="20160402115408">
            <text:p>201604021154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su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sub</text:p>
          </table:table-cell>
          <table:table-cell office:value-type="float" office:value="20170714015230">
            <text:p>201707140152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transpor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transport</text:p>
          </table:table-cell>
          <table:table-cell office:value-type="float" office:value="20201128170300">
            <text:p>202011281703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transport-chart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transport-charter</text:p>
          </table:table-cell>
          <table:table-cell office:value-type="float" office:value="20200917072856">
            <text:p>202009170728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v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vr</text:p>
          </table:table-cell>
          <table:table-cell office:value-type="float" office:value="20170713101320">
            <text:p>201707131013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vr-content-workshop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vr-content-workshop</text:p>
          </table:table-cell>
          <table:table-cell office:value-type="float" office:value="20210120051627">
            <text:p>202101200516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vt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vtt</text:p>
          </table:table-cell>
          <table:table-cell office:value-type="float" office:value="20150524211857">
            <text:p>201505242118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bvtt.j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ebvtt.js</text:p>
          </table:table-cell>
          <table:table-cell office:value-type="float" office:value="20200913214524">
            <text:p>202009132145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g-effectivenes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g-effectiveness</text:p>
          </table:table-cell>
          <table:table-cell office:value-type="float" office:value="20201203021003">
            <text:p>202012030210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hatwg-coord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hatwg-coord</text:p>
          </table:table-cell>
          <table:table-cell office:value-type="float" office:value="20210716161419">
            <text:p>202107161614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indow-managem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indow-management</text:p>
          </table:table-cell>
          <table:table-cell office:value-type="string">
            <text:p>blob</text:p>
          </table:table-cell>
          <table:table-cell office:value-type="string">
            <text:p>main</text:p>
          </table:table-cell>
          <table:table-cell office:value-type="string">
            <text:p>explainer.md</text:p>
          </table:table-cell>
          <table:table-cell office:value-type="float" office:value="20230704105236">
            <text:p>202307041052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indow-placemen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indow-placement</text:p>
          </table:table-cell>
          <table:table-cell office:value-type="float" office:value="20221227111643">
            <text:p>202212271116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ff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ff</text:p>
          </table:table-cell>
          <table:table-cell office:value-type="float" office:value="20180617174249">
            <text:p>20180617174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ff2-compiled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ff2-compiled-tests</text:p>
          </table:table-cell>
          <table:table-cell office:value-type="float" office:value="20170714035828">
            <text:p>201707140358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ff2-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ff2-tests</text:p>
          </table:table-cell>
          <table:table-cell office:value-type="float" office:value="20170714035836">
            <text:p>201707140358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rker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rkers</text:p>
          </table:table-cell>
          <table:table-cell office:value-type="float" office:value="20170718183349">
            <text:p>201707181833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rkshop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rkshops</text:p>
          </table:table-cell>
          <table:table-cell office:value-type="float" office:value="20180612220422">
            <text:p>201806122204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</text:p>
          </table:table-cell>
          <table:table-cell office:value-type="float" office:value="20170711072619">
            <text:p>201707110726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architectur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architecture</text:p>
          </table:table-cell>
          <table:table-cell office:value-type="float" office:value="20170715051229">
            <text:p>201707150512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arduin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arduino</text:p>
          </table:table-cell>
          <table:table-cell office:value-type="float" office:value="20170820010047">
            <text:p>201708200100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binding-templat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binding-templates</text:p>
          </table:table-cell>
          <table:table-cell office:value-type="float" office:value="20170715051233">
            <text:p>201707150512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cg</text:p>
          </table:table-cell>
          <table:table-cell office:value-type="string">
            <text:p>blob</text:p>
          </table:table-cell>
          <table:table-cell office:value-type="string">
            <text:p>main</text:p>
          </table:table-cell>
          <table:table-cell office:value-type="string">
            <text:p>presentations</text:p>
          </table:table-cell>
          <table:table-cell office:value-type="float" office:value="2022">
            <text:p>2022</text:p>
          </table:table-cell>
          <table:table-cell office:value-type="string">
            <text:p>2022-08-wotcg-meetup2-magentazuhauseapp-winkler.pdf</text:p>
          </table:table-cell>
          <table:table-cell office:value-type="float" office:value="20230609080704">
            <text:p>20230609080704</text:p>
          </table:table-cell>
        </table:table-row>
        <table:table-row table:style-name="ro1">
          <table:table-cell table:number-columns-repeated="3"/>
          <table:table-cell office:value-type="string">
            <text:p>wot-charter-draf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charter-drafts</text:p>
          </table:table-cell>
          <table:table-cell office:value-type="string">
            <text:p>issues</text:p>
          </table:table-cell>
          <table:table-cell office:value-type="float" office:value="20230208122116">
            <text:p>202302081221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ot-discover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discovery</text:p>
          </table:table-cell>
          <table:table-cell office:value-type="float" office:value="20200919141032">
            <text:p>202009191410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esp8266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esp8266</text:p>
          </table:table-cell>
          <table:table-cell office:value-type="float" office:value="20170820010049">
            <text:p>201708200100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go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go</text:p>
          </table:table-cell>
          <table:table-cell office:value-type="float" office:value="20170820010051">
            <text:p>20170820010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jp-c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jp-cg</text:p>
          </table:table-cell>
          <table:table-cell office:value-type="float" office:value="20220803151443">
            <text:p>202208031514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market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marketing</text:p>
          </table:table-cell>
          <table:table-cell office:value-type="float" office:value="20200911215127">
            <text:p>202009112151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profil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profile</text:p>
          </table:table-cell>
          <table:table-cell office:value-type="float" office:value="20201024083716">
            <text:p>202010240837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scripting-api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scripting-api</text:p>
          </table:table-cell>
          <table:table-cell office:value-type="float" office:value="20170715051230">
            <text:p>201707150512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security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security</text:p>
          </table:table-cell>
          <table:table-cell office:value-type="float" office:value="20180617141852">
            <text:p>201806171418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security-best-practic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security-best-practices</text:p>
          </table:table-cell>
          <table:table-cell office:value-type="float" office:value="20200910183432">
            <text:p>202009101834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security-testing-pla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security-testing-plan</text:p>
          </table:table-cell>
          <table:table-cell office:value-type="float" office:value="20200917202420">
            <text:p>202009172024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testin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testing</text:p>
          </table:table-cell>
          <table:table-cell office:value-type="float" office:value="20201015130034">
            <text:p>202010151300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thing-descriptio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thing-description</text:p>
          </table:table-cell>
          <table:table-cell office:value-type="float" office:value="20170715051223">
            <text:p>201707150512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-usecas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-usecases</text:p>
          </table:table-cell>
          <table:table-cell office:value-type="float" office:value="20201201015858">
            <text:p>202012010158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otw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otwg</text:p>
          </table:table-cell>
          <table:table-cell office:value-type="float" office:value="20170715051225">
            <text:p>201707150512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psi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psig</text:p>
          </table:table-cell>
          <table:table-cell office:value-type="float" office:value="20201105153309">
            <text:p>202011051533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pt-tool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pt-tools</text:p>
          </table:table-cell>
          <table:table-cell office:value-type="float" office:value="20160402115631">
            <text:p>201604021156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ptrepor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ptreport</text:p>
          </table:table-cell>
          <table:table-cell office:value-type="float" office:value="20170719033707">
            <text:p>201707190337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ptrunne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ptrunner</text:p>
          </table:table-cell>
          <table:table-cell office:value-type="float" office:value="20160403114704">
            <text:p>201604031147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ptserv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ptserve</text:p>
          </table:table-cell>
          <table:table-cell office:value-type="float" office:value="20140806162322">
            <text:p>201408061623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pu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pub</text:p>
          </table:table-cell>
          <table:table-cell office:value-type="float" office:value="20200918115403">
            <text:p>202009181154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pub-ann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pub-ann</text:p>
          </table:table-cell>
          <table:table-cell office:value-type="float" office:value="20180617172716">
            <text:p>201806171727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riting-accessible-svg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riting-accessible-svg</text:p>
          </table:table-cell>
          <table:table-cell office:value-type="float" office:value="20180612201950">
            <text:p>201806122019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s-homepage-templat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ws-homepage-template</text:p>
          </table:table-cell>
          <table:table-cell office:value-type="float" office:value="20180627081747">
            <text:p>201806270817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au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xaur</text:p>
          </table:table-cell>
          <table:table-cell office:value-type="float" office:value="20231001132004">
            <text:p>202310011320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include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xinclude</text:p>
          </table:table-cell>
          <table:table-cell office:value-type="float" office:value="20180611155543">
            <text:p>201806111555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ml-entitie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xml-entities</text:p>
          </table:table-cell>
          <table:table-cell office:value-type="float" office:value="20180611144524">
            <text:p>201806111445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mlhttprequ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xmlhttprequest</text:p>
          </table:table-cell>
          <table:table-cell office:value-type="float" office:value="20180611153857">
            <text:p>201806111538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sdtests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xsdtests</text:p>
          </table:table-cell>
          <table:table-cell office:value-type="float" office:value="20180627133757">
            <text:p>201806271337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slt30-test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xslt30-test</text:p>
          </table:table-cell>
          <table:table-cell office:value-type="float" office:value="20190917091639">
            <text:p>201909170916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yml2vocab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yml2vocab</text:p>
          </table:table-cell>
          <table:table-cell office:value-type="float" office:value="20221225044824">
            <text:p>20221225044824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zakim-monitor</text:p>
          </table:table-cell>
          <table:table-cell office:value-type="string">
            <text:p>com,github)</text:p>
          </table:table-cell>
          <table:table-cell office:value-type="string">
            <text:p>w3c</text:p>
          </table:table-cell>
          <table:table-cell office:value-type="string">
            <text:p>zakim-monitor</text:p>
          </table:table-cell>
          <table:table-cell office:value-type="float" office:value="20230510135008">
            <text:p>20230510135008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.D4:Sheet1.S187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8">11/08/2023</text:date>, <text:time>13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7T18:09:17.83</meta:creation-date>
    <meta:generator>OpenOffice/4.1.14$Win32 OpenOffice.org_project/4114m1$Build-9811</meta:generator>
    <dc:date>2023-11-08T13:19:06.31</dc:date>
    <meta:editing-duration>PT3H47M43S</meta:editing-duration>
    <meta:editing-cycles>30</meta:editing-cycles>
    <meta:document-statistic meta:table-count="3" meta:cell-count="5250" meta:object-count="0"/>
  </office:meta>
</office:document-meta>
</file>